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start" style:justify-single-word="false"/>
      <style:text-properties fo:font-size="11pt" officeooo:paragraph-rsid="0008b82e" style:font-size-asian="11pt" style:font-size-complex="11pt"/>
    </style:style>
    <style:style style:name="P2" style:family="paragraph" style:parent-style-name="Standard">
      <style:text-properties officeooo:paragraph-rsid="0008b82e"/>
    </style:style>
    <style:style style:name="P3" style:family="paragraph" style:parent-style-name="Standard">
      <style:paragraph-properties fo:text-align="start" style:justify-single-word="false"/>
      <style:text-properties fo:font-weight="bold" officeooo:rsid="00652072" officeooo:paragraph-rsid="00652072" style:font-weight-asian="bold" style:font-weight-complex="bold"/>
    </style:style>
    <style:style style:name="P4" style:family="paragraph" style:parent-style-name="Standard">
      <style:text-properties officeooo:rsid="0012bb48" officeooo:paragraph-rsid="0008b82e"/>
    </style:style>
    <style:style style:name="P5" style:family="paragraph" style:parent-style-name="Standard">
      <style:text-properties officeooo:rsid="002477f9" officeooo:paragraph-rsid="0008b82e"/>
    </style:style>
    <style:style style:name="P6" style:family="paragraph" style:parent-style-name="Standard">
      <style:text-properties officeooo:rsid="0010d6fb" officeooo:paragraph-rsid="0008b82e"/>
    </style:style>
    <style:style style:name="P7" style:family="paragraph" style:parent-style-name="Standard">
      <style:paragraph-properties fo:text-align="start" style:justify-single-word="false"/>
      <style:text-properties fo:color="#000000" fo:font-size="12pt" officeooo:rsid="0018514b" officeooo:paragraph-rsid="000bb17f" style:font-size-asian="12pt" style:font-size-complex="12pt"/>
    </style:style>
    <style:style style:name="P8" style:family="paragraph" style:parent-style-name="Standard">
      <style:paragraph-properties fo:text-align="start" style:justify-single-word="false"/>
      <style:text-properties fo:color="#000000" fo:font-size="12pt" officeooo:rsid="000bb17f" officeooo:paragraph-rsid="000bb17f" style:font-size-asian="12pt" style:font-size-complex="12pt"/>
    </style:style>
    <style:style style:name="P9" style:family="paragraph" style:parent-style-name="Standard">
      <style:paragraph-properties fo:text-align="start" style:justify-single-word="false"/>
      <style:text-properties fo:color="#000000" fo:font-size="12pt" officeooo:rsid="000c224c" officeooo:paragraph-rsid="000c224c" style:font-size-asian="12pt" style:font-size-complex="12pt"/>
    </style:style>
    <style:style style:name="P10" style:family="paragraph" style:parent-style-name="Standard">
      <style:paragraph-properties fo:text-align="start" style:justify-single-word="false"/>
      <style:text-properties fo:color="#000000" fo:font-size="12pt" officeooo:rsid="000dd2e3" officeooo:paragraph-rsid="000dd2e3" style:font-size-asian="12pt" style:font-size-complex="12pt"/>
    </style:style>
    <style:style style:name="P11" style:family="paragraph" style:parent-style-name="Standard">
      <style:paragraph-properties fo:text-align="start" style:justify-single-word="false"/>
      <style:text-properties fo:color="#000000" fo:font-size="12pt" officeooo:rsid="00152312" officeooo:paragraph-rsid="00152312" style:font-size-asian="12pt" style:font-size-complex="12pt"/>
    </style:style>
    <style:style style:name="P12" style:family="paragraph" style:parent-style-name="Standard">
      <style:paragraph-properties fo:text-align="start" style:justify-single-word="false"/>
      <style:text-properties fo:color="#000000" fo:font-size="12pt" officeooo:rsid="00152312" officeooo:paragraph-rsid="000bb17f" style:font-size-asian="12pt" style:font-size-complex="12pt"/>
    </style:style>
    <style:style style:name="P13" style:family="paragraph" style:parent-style-name="Standard">
      <style:paragraph-properties fo:text-align="start" style:justify-single-word="false"/>
      <style:text-properties fo:color="#000000" fo:font-size="12pt" officeooo:rsid="005ae132" officeooo:paragraph-rsid="0017fa2f" style:font-size-asian="12pt" style:font-size-complex="12pt"/>
    </style:style>
    <style:style style:name="P14" style:family="paragraph" style:parent-style-name="Standard">
      <style:paragraph-properties fo:text-align="start" style:justify-single-word="false"/>
      <style:text-properties fo:color="#000000" fo:font-size="12pt" officeooo:rsid="005a9c20" officeooo:paragraph-rsid="0017fa2f" style:font-size-asian="12pt" style:font-size-complex="12pt"/>
    </style:style>
    <style:style style:name="P15" style:family="paragraph" style:parent-style-name="Standard">
      <style:paragraph-properties fo:text-align="start" style:justify-single-word="false"/>
      <style:text-properties fo:color="#000000" fo:font-size="12pt" officeooo:rsid="001adbfb" officeooo:paragraph-rsid="001adbfb" style:font-size-asian="12pt" style:font-size-complex="12pt"/>
    </style:style>
    <style:style style:name="P16" style:family="paragraph" style:parent-style-name="Standard">
      <style:paragraph-properties fo:text-align="start" style:justify-single-word="false"/>
      <style:text-properties fo:color="#000000" fo:font-size="12pt" officeooo:rsid="001adbfb" officeooo:paragraph-rsid="001badc2" style:font-size-asian="12pt" style:font-size-complex="12pt"/>
    </style:style>
    <style:style style:name="P17" style:family="paragraph" style:parent-style-name="Standard">
      <style:paragraph-properties fo:text-align="start" style:justify-single-word="false"/>
      <style:text-properties fo:color="#000000" fo:font-size="12pt" officeooo:rsid="001badc2" officeooo:paragraph-rsid="001badc2" style:font-size-asian="12pt" style:font-size-complex="12pt"/>
    </style:style>
    <style:style style:name="P18" style:family="paragraph" style:parent-style-name="Standard">
      <style:paragraph-properties fo:text-align="start" style:justify-single-word="false"/>
      <style:text-properties fo:color="#000000" fo:font-size="12pt" officeooo:rsid="001badc2" officeooo:paragraph-rsid="003d34de" style:font-size-asian="12pt" style:font-size-complex="12pt"/>
    </style:style>
    <style:style style:name="P19" style:family="paragraph" style:parent-style-name="Standard">
      <style:paragraph-properties fo:text-align="start" style:justify-single-word="false"/>
      <style:text-properties fo:color="#000000" fo:font-size="12pt" officeooo:rsid="001ce51e" officeooo:paragraph-rsid="001ce51e" style:font-size-asian="12pt" style:font-size-complex="12pt"/>
    </style:style>
    <style:style style:name="P20" style:family="paragraph" style:parent-style-name="Standard">
      <style:paragraph-properties fo:text-align="start" style:justify-single-word="false"/>
      <style:text-properties fo:color="#000000" fo:font-size="12pt" officeooo:rsid="001ce51e" officeooo:paragraph-rsid="003d2662" style:font-size-asian="12pt" style:font-size-complex="12pt"/>
    </style:style>
    <style:style style:name="P21" style:family="paragraph" style:parent-style-name="Standard">
      <style:paragraph-properties fo:text-align="start" style:justify-single-word="false"/>
      <style:text-properties fo:color="#000000" fo:font-size="12pt" officeooo:rsid="001ed104" officeooo:paragraph-rsid="001ed104" style:font-size-asian="12pt" style:font-size-complex="12pt"/>
    </style:style>
    <style:style style:name="P22" style:family="paragraph" style:parent-style-name="Standard">
      <style:paragraph-properties fo:text-align="start" style:justify-single-word="false"/>
      <style:text-properties fo:color="#000000" fo:font-size="12pt" officeooo:rsid="0025b9c6" officeooo:paragraph-rsid="0025b9c6" style:font-size-asian="12pt" style:font-size-complex="12pt"/>
    </style:style>
    <style:style style:name="P23" style:family="paragraph" style:parent-style-name="Standard">
      <style:paragraph-properties fo:text-align="start" style:justify-single-word="false"/>
      <style:text-properties fo:color="#000000" fo:font-size="12pt" officeooo:rsid="0025b9c6" officeooo:paragraph-rsid="002e0d67" style:font-size-asian="12pt" style:font-size-complex="12pt"/>
    </style:style>
    <style:style style:name="P24" style:family="paragraph" style:parent-style-name="Standard">
      <style:paragraph-properties fo:text-align="start" style:justify-single-word="false"/>
      <style:text-properties fo:color="#000000" fo:font-size="12pt" officeooo:rsid="0025b9c6" officeooo:paragraph-rsid="0052de91" style:font-size-asian="12pt" style:font-size-complex="12pt"/>
    </style:style>
    <style:style style:name="P25" style:family="paragraph" style:parent-style-name="Standard">
      <style:paragraph-properties fo:text-align="start" style:justify-single-word="false"/>
      <style:text-properties fo:color="#000000" fo:font-size="12pt" officeooo:rsid="0025b9c6" officeooo:paragraph-rsid="004ea778" style:font-size-asian="12pt" style:font-size-complex="12pt"/>
    </style:style>
    <style:style style:name="P26" style:family="paragraph" style:parent-style-name="Standard">
      <style:paragraph-properties fo:text-align="start" style:justify-single-word="false"/>
      <style:text-properties fo:color="#000000" fo:font-size="12pt" officeooo:rsid="0025b9c6" officeooo:paragraph-rsid="0073b25d" style:font-size-asian="12pt" style:font-size-complex="12pt"/>
    </style:style>
    <style:style style:name="P27" style:family="paragraph" style:parent-style-name="Standard">
      <style:paragraph-properties fo:text-align="start" style:justify-single-word="false"/>
      <style:text-properties fo:color="#000000" fo:font-size="12pt" officeooo:rsid="0025b9c6" officeooo:paragraph-rsid="00a2f213" style:font-size-asian="12pt" style:font-size-complex="12pt"/>
    </style:style>
    <style:style style:name="P28" style:family="paragraph" style:parent-style-name="Standard">
      <style:paragraph-properties fo:text-align="start" style:justify-single-word="false"/>
      <style:text-properties fo:color="#000000" fo:font-size="12pt" officeooo:rsid="0025b9c6" officeooo:paragraph-rsid="00cb3b68" style:font-size-asian="12pt" style:font-size-complex="12pt"/>
    </style:style>
    <style:style style:name="P29" style:family="paragraph" style:parent-style-name="Standard">
      <style:paragraph-properties fo:text-align="start" style:justify-single-word="false"/>
      <style:text-properties fo:color="#000000" fo:font-size="12pt" officeooo:rsid="002aa3de" officeooo:paragraph-rsid="002c6317" style:font-size-asian="12pt" style:font-size-complex="12pt"/>
    </style:style>
    <style:style style:name="P30" style:family="paragraph" style:parent-style-name="Standard">
      <style:paragraph-properties fo:text-align="start" style:justify-single-word="false"/>
      <style:text-properties fo:color="#000000" fo:font-size="12pt" officeooo:rsid="002c6317" officeooo:paragraph-rsid="002c6317" style:font-size-asian="12pt" style:font-size-complex="12pt"/>
    </style:style>
    <style:style style:name="P31" style:family="paragraph" style:parent-style-name="Standard">
      <style:paragraph-properties fo:text-align="start" style:justify-single-word="false"/>
      <style:text-properties fo:color="#000000" fo:font-size="12pt" officeooo:rsid="002e0d67" officeooo:paragraph-rsid="002e0d67" style:font-size-asian="12pt" style:font-size-complex="12pt"/>
    </style:style>
    <style:style style:name="P32" style:family="paragraph" style:parent-style-name="Standard">
      <style:paragraph-properties fo:text-align="start" style:justify-single-word="false"/>
      <style:text-properties fo:color="#000000" fo:font-size="12pt" officeooo:rsid="002e0d67" officeooo:paragraph-rsid="00330a9a" style:font-size-asian="12pt" style:font-size-complex="12pt"/>
    </style:style>
    <style:style style:name="P33" style:family="paragraph" style:parent-style-name="Standard">
      <style:paragraph-properties fo:text-align="start" style:justify-single-word="false"/>
      <style:text-properties fo:color="#000000" fo:font-size="12pt" officeooo:rsid="0022ad99" officeooo:paragraph-rsid="0022ad99" style:font-size-asian="12pt" style:font-size-complex="12pt"/>
    </style:style>
    <style:style style:name="P34" style:family="paragraph" style:parent-style-name="Standard">
      <style:paragraph-properties fo:text-align="start" style:justify-single-word="false"/>
      <style:text-properties fo:color="#000000" fo:font-size="12pt" officeooo:rsid="003d2662" officeooo:paragraph-rsid="003d2662" style:font-size-asian="12pt" style:font-size-complex="12pt"/>
    </style:style>
    <style:style style:name="P35" style:family="paragraph" style:parent-style-name="Standard">
      <style:paragraph-properties fo:text-align="start" style:justify-single-word="false"/>
      <style:text-properties fo:color="#000000" fo:font-size="12pt" officeooo:rsid="003d2662" officeooo:paragraph-rsid="003d34de" style:font-size-asian="12pt" style:font-size-complex="12pt"/>
    </style:style>
    <style:style style:name="P36" style:family="paragraph" style:parent-style-name="Standard">
      <style:paragraph-properties fo:text-align="start" style:justify-single-word="false"/>
      <style:text-properties fo:color="#000000" fo:font-size="12pt" officeooo:rsid="003ece26" officeooo:paragraph-rsid="003ece26" style:font-size-asian="12pt" style:font-size-complex="12pt"/>
    </style:style>
    <style:style style:name="P37" style:family="paragraph" style:parent-style-name="Standard">
      <style:paragraph-properties fo:text-align="start" style:justify-single-word="false"/>
      <style:text-properties fo:color="#000000" fo:font-size="12pt" officeooo:rsid="0042f72c" officeooo:paragraph-rsid="0042f72c" style:font-size-asian="12pt" style:font-size-complex="12pt"/>
    </style:style>
    <style:style style:name="P38" style:family="paragraph" style:parent-style-name="Standard">
      <style:paragraph-properties fo:text-align="start" style:justify-single-word="false"/>
      <style:text-properties fo:color="#000000" fo:font-size="12pt" officeooo:rsid="0033a70d" officeooo:paragraph-rsid="0032913f" style:font-size-asian="12pt" style:font-size-complex="12pt"/>
    </style:style>
    <style:style style:name="P39" style:family="paragraph" style:parent-style-name="Standard">
      <style:paragraph-properties fo:text-align="start" style:justify-single-word="false"/>
      <style:text-properties fo:color="#000000" fo:font-size="12pt" officeooo:rsid="003087ad" officeooo:paragraph-rsid="0034ef3e" style:font-size-asian="12pt" style:font-size-complex="12pt"/>
    </style:style>
    <style:style style:name="P40" style:family="paragraph" style:parent-style-name="Standard">
      <style:paragraph-properties fo:text-align="start" style:justify-single-word="false"/>
      <style:text-properties fo:color="#000000" fo:font-size="12pt" officeooo:rsid="0032913f" officeooo:paragraph-rsid="0035470d" style:font-size-asian="12pt" style:font-size-complex="12pt"/>
    </style:style>
    <style:style style:name="P41" style:family="paragraph" style:parent-style-name="Standard">
      <style:paragraph-properties fo:text-align="start" style:justify-single-word="false"/>
      <style:text-properties fo:color="#000000" fo:font-size="12pt" officeooo:rsid="0035470d" officeooo:paragraph-rsid="0035470d" style:font-size-asian="12pt" style:font-size-complex="12pt"/>
    </style:style>
    <style:style style:name="P42" style:family="paragraph" style:parent-style-name="Standard">
      <style:paragraph-properties fo:text-align="start" style:justify-single-word="false"/>
      <style:text-properties fo:color="#000000" fo:font-size="12pt" officeooo:rsid="0039fbb3" officeooo:paragraph-rsid="0039fbb3" style:font-size-asian="12pt" style:font-size-complex="12pt"/>
    </style:style>
    <style:style style:name="P43" style:family="paragraph" style:parent-style-name="Standard">
      <style:paragraph-properties fo:text-align="start" style:justify-single-word="false"/>
      <style:text-properties fo:color="#000000" fo:font-size="12pt" officeooo:rsid="003ba2b0" officeooo:paragraph-rsid="004158b6" style:font-size-asian="12pt" style:font-size-complex="12pt"/>
    </style:style>
    <style:style style:name="P44" style:family="paragraph" style:parent-style-name="Standard">
      <style:paragraph-properties fo:text-align="start" style:justify-single-word="false"/>
      <style:text-properties fo:color="#000000" fo:font-size="12pt" officeooo:rsid="004878c4" officeooo:paragraph-rsid="004878c4" style:font-size-asian="12pt" style:font-size-complex="12pt"/>
    </style:style>
    <style:style style:name="P45" style:family="paragraph" style:parent-style-name="Standard">
      <style:paragraph-properties fo:text-align="start" style:justify-single-word="false"/>
      <style:text-properties fo:color="#000000" fo:font-size="12pt" officeooo:rsid="0029db2f" officeooo:paragraph-rsid="0052de91" style:font-size-asian="12pt" style:font-size-complex="12pt"/>
    </style:style>
    <style:style style:name="P46" style:family="paragraph" style:parent-style-name="Standard">
      <style:paragraph-properties fo:text-align="start" style:justify-single-word="false"/>
      <style:text-properties fo:color="#000000" fo:font-size="12pt" officeooo:rsid="0052de91" officeooo:paragraph-rsid="0052de91" style:font-size-asian="12pt" style:font-size-complex="12pt"/>
    </style:style>
    <style:style style:name="P47" style:family="paragraph" style:parent-style-name="Standard">
      <style:paragraph-properties fo:text-align="start" style:justify-single-word="false"/>
      <style:text-properties fo:color="#000000" fo:font-size="12pt" officeooo:rsid="0052de91" officeooo:paragraph-rsid="00a275fe" style:font-size-asian="12pt" style:font-size-complex="12pt"/>
    </style:style>
    <style:style style:name="P48" style:family="paragraph" style:parent-style-name="Standard">
      <style:paragraph-properties fo:text-align="start" style:justify-single-word="false"/>
      <style:text-properties fo:color="#000000" fo:font-size="12pt" officeooo:rsid="005ab544" officeooo:paragraph-rsid="005ab544" style:font-size-asian="12pt" style:font-size-complex="12pt"/>
    </style:style>
    <style:style style:name="P49" style:family="paragraph" style:parent-style-name="Standard">
      <style:paragraph-properties fo:text-align="start" style:justify-single-word="false"/>
      <style:text-properties fo:color="#000000" fo:font-size="12pt" officeooo:rsid="005d7b8b" officeooo:paragraph-rsid="005d7b8b" style:font-size-asian="12pt" style:font-size-complex="12pt"/>
    </style:style>
    <style:style style:name="P50" style:family="paragraph" style:parent-style-name="Standard">
      <style:paragraph-properties fo:text-align="start" style:justify-single-word="false"/>
      <style:text-properties fo:color="#000000" fo:font-size="12pt" officeooo:rsid="006d54cb" officeooo:paragraph-rsid="006d54cb" style:font-size-asian="12pt" style:font-size-complex="12pt"/>
    </style:style>
    <style:style style:name="P51" style:family="paragraph" style:parent-style-name="Standard">
      <style:paragraph-properties fo:text-align="start" style:justify-single-word="false"/>
      <style:text-properties fo:color="#000000" fo:font-size="12pt" officeooo:rsid="006e5642" officeooo:paragraph-rsid="006e5642" style:font-size-asian="12pt" style:font-size-complex="12pt"/>
    </style:style>
    <style:style style:name="P52" style:family="paragraph" style:parent-style-name="Standard">
      <style:paragraph-properties fo:text-align="start" style:justify-single-word="false"/>
      <style:text-properties fo:color="#000000" fo:font-size="12pt" officeooo:rsid="00685c2e" officeooo:paragraph-rsid="009ea4b0" style:font-size-asian="12pt" style:font-size-complex="12pt"/>
    </style:style>
    <style:style style:name="P53" style:family="paragraph" style:parent-style-name="Standard">
      <style:paragraph-properties fo:text-align="start" style:justify-single-word="false"/>
      <style:text-properties fo:color="#000000" fo:font-size="12pt" officeooo:rsid="00a275fe" officeooo:paragraph-rsid="00a275fe" style:font-size-asian="12pt" style:font-size-complex="12pt"/>
    </style:style>
    <style:style style:name="P54" style:family="paragraph" style:parent-style-name="Standard">
      <style:paragraph-properties fo:text-align="start" style:justify-single-word="false"/>
      <style:text-properties fo:color="#000000" fo:font-size="12pt" officeooo:rsid="004e6f2d" officeooo:paragraph-rsid="00a453d6" style:font-size-asian="12pt" style:font-size-complex="12pt"/>
    </style:style>
    <style:style style:name="P55" style:family="paragraph" style:parent-style-name="Standard">
      <style:paragraph-properties fo:text-align="start" style:justify-single-word="false"/>
      <style:text-properties fo:color="#000000" fo:font-size="12pt" officeooo:rsid="00a66026" officeooo:paragraph-rsid="00a66026" style:font-size-asian="12pt" style:font-size-complex="12pt"/>
    </style:style>
    <style:style style:name="P56" style:family="paragraph" style:parent-style-name="Standard">
      <style:paragraph-properties fo:text-align="start" style:justify-single-word="false"/>
      <style:text-properties fo:color="#000000" fo:font-size="12pt" officeooo:rsid="00ad7ce8" officeooo:paragraph-rsid="00ad7ce8" style:font-size-asian="12pt" style:font-size-complex="12pt"/>
    </style:style>
    <style:style style:name="P57" style:family="paragraph" style:parent-style-name="Standard">
      <style:paragraph-properties fo:text-align="start" style:justify-single-word="false"/>
      <style:text-properties fo:color="#000000" fo:font-size="12pt" officeooo:rsid="006b04ef" officeooo:paragraph-rsid="00b21617" style:font-size-asian="12pt" style:font-size-complex="12pt"/>
    </style:style>
    <style:style style:name="P58" style:family="paragraph" style:parent-style-name="Standard">
      <style:paragraph-properties fo:text-align="start" style:justify-single-word="false"/>
      <style:text-properties fo:color="#000000" fo:font-size="12pt" officeooo:rsid="00ba1ee3" officeooo:paragraph-rsid="00ba1ee3" style:font-size-asian="12pt" style:font-size-complex="12pt"/>
    </style:style>
    <style:style style:name="P59" style:family="paragraph" style:parent-style-name="Standard">
      <style:paragraph-properties fo:text-align="start" style:justify-single-word="false"/>
      <style:text-properties fo:color="#000000" fo:font-size="12pt" officeooo:rsid="005bd746" officeooo:paragraph-rsid="0017fa2f" style:font-size-asian="12pt" style:font-size-complex="12pt"/>
    </style:style>
    <style:style style:name="P60" style:family="paragraph" style:parent-style-name="Standard">
      <style:paragraph-properties fo:text-align="start" style:justify-single-word="false"/>
      <style:text-properties fo:color="#000000" fo:font-size="12pt" officeooo:rsid="00bc60be" officeooo:paragraph-rsid="00bc60be" style:font-size-asian="12pt" style:font-size-complex="12pt"/>
    </style:style>
    <style:style style:name="P61" style:family="paragraph" style:parent-style-name="Standard">
      <style:paragraph-properties fo:text-align="start" style:justify-single-word="false"/>
      <style:text-properties fo:color="#000000" fo:font-size="12pt" officeooo:rsid="004dbdc1" officeooo:paragraph-rsid="00c59952" style:font-size-asian="12pt" style:font-size-complex="12pt"/>
    </style:style>
    <style:style style:name="P62" style:family="paragraph" style:parent-style-name="Standard">
      <style:paragraph-properties fo:text-align="start" style:justify-single-word="false"/>
      <style:text-properties fo:color="#000000" fo:font-size="12pt" officeooo:rsid="00c9a02c" officeooo:paragraph-rsid="00c9a02c" style:font-size-asian="12pt" style:font-size-complex="12pt"/>
    </style:style>
    <style:style style:name="P63" style:family="paragraph" style:parent-style-name="Standard">
      <style:paragraph-properties fo:text-align="start" style:justify-single-word="false"/>
      <style:text-properties fo:color="#000000" fo:font-size="12pt" officeooo:rsid="0062ba47" officeooo:paragraph-rsid="0062ba47" style:font-size-asian="12pt" style:font-size-complex="12pt"/>
    </style:style>
    <style:style style:name="P64" style:family="paragraph" style:parent-style-name="Standard">
      <style:paragraph-properties fo:text-align="start" style:justify-single-word="false"/>
      <style:text-properties fo:color="#000000" fo:font-size="12pt" officeooo:rsid="00d71302" officeooo:paragraph-rsid="00d71302" style:font-size-asian="12pt" style:font-size-complex="12pt"/>
    </style:style>
    <style:style style:name="P65" style:family="paragraph" style:parent-style-name="Standard">
      <style:paragraph-properties fo:text-align="start" style:justify-single-word="false"/>
      <style:text-properties fo:color="#000000" fo:font-size="12pt" fo:font-style="italic" officeooo:rsid="0079b1b6" officeooo:paragraph-rsid="0079b1b6" style:font-size-asian="12pt" style:font-style-asian="italic" style:font-size-complex="12pt" style:font-style-complex="italic"/>
    </style:style>
    <style:style style:name="P66" style:family="paragraph" style:parent-style-name="Standard">
      <style:paragraph-properties fo:text-align="start" style:justify-single-word="false"/>
      <style:text-properties fo:color="#000000" fo:font-size="14pt" fo:font-weight="bold" officeooo:rsid="0017fa2f" officeooo:paragraph-rsid="0017fa2f" style:font-size-asian="14pt" style:font-weight-asian="bold" style:font-size-complex="14pt" style:font-weight-complex="bold"/>
    </style:style>
    <style:style style:name="P67" style:family="paragraph" style:parent-style-name="Standard">
      <style:text-properties officeooo:rsid="0057cec2" officeooo:paragraph-rsid="0017fa2f"/>
    </style:style>
    <style:style style:name="P68" style:family="paragraph" style:parent-style-name="Standard">
      <style:text-properties officeooo:rsid="005ae132" officeooo:paragraph-rsid="0017fa2f"/>
    </style:style>
    <style:style style:name="P69" style:family="paragraph" style:parent-style-name="Standard">
      <style:text-properties officeooo:rsid="005885a4" officeooo:paragraph-rsid="0017fa2f"/>
    </style:style>
    <style:style style:name="P70" style:family="paragraph" style:parent-style-name="Standard">
      <style:text-properties officeooo:rsid="0058d9ed" officeooo:paragraph-rsid="0017fa2f"/>
    </style:style>
    <style:style style:name="P71" style:family="paragraph" style:parent-style-name="Standard">
      <style:text-properties officeooo:rsid="005a9c20" officeooo:paragraph-rsid="0017fa2f"/>
    </style:style>
    <style:style style:name="P72" style:family="paragraph" style:parent-style-name="Standard">
      <style:text-properties officeooo:rsid="005bd746" officeooo:paragraph-rsid="0017fa2f"/>
    </style:style>
    <style:style style:name="P73" style:family="paragraph" style:parent-style-name="Standard">
      <style:paragraph-properties fo:text-align="start" style:justify-single-word="false"/>
      <style:text-properties officeooo:paragraph-rsid="001dbc0f"/>
    </style:style>
    <style:style style:name="P74" style:family="paragraph" style:parent-style-name="Standard">
      <style:paragraph-properties fo:text-align="start" style:justify-single-word="false"/>
      <style:text-properties officeooo:paragraph-rsid="00309b6b"/>
    </style:style>
    <style:style style:name="P75" style:family="paragraph" style:parent-style-name="Standard">
      <style:paragraph-properties fo:text-align="start" style:justify-single-word="false"/>
      <style:text-properties officeooo:paragraph-rsid="0034ef3e"/>
    </style:style>
    <style:style style:name="P76" style:family="paragraph" style:parent-style-name="Standard">
      <style:paragraph-properties fo:text-align="start" style:justify-single-word="false"/>
      <style:text-properties officeooo:paragraph-rsid="0046b7bc"/>
    </style:style>
    <style:style style:name="P77" style:family="paragraph" style:parent-style-name="Standard">
      <style:paragraph-properties fo:text-align="start" style:justify-single-word="false"/>
      <style:text-properties officeooo:paragraph-rsid="00485118"/>
    </style:style>
    <style:style style:name="P78" style:family="paragraph" style:parent-style-name="Standard">
      <style:paragraph-properties fo:text-align="start" style:justify-single-word="false"/>
      <style:text-properties officeooo:paragraph-rsid="0066bc17"/>
    </style:style>
    <style:style style:name="P79" style:family="paragraph" style:parent-style-name="Standard">
      <style:paragraph-properties fo:text-align="start" style:justify-single-word="false"/>
      <style:text-properties officeooo:paragraph-rsid="006814be"/>
    </style:style>
    <style:style style:name="P80" style:family="paragraph" style:parent-style-name="Standard">
      <style:paragraph-properties fo:text-align="start" style:justify-single-word="false"/>
      <style:text-properties officeooo:rsid="001e794a" officeooo:paragraph-rsid="001e794a"/>
    </style:style>
    <style:style style:name="P81" style:family="paragraph" style:parent-style-name="Standard">
      <style:paragraph-properties fo:text-align="start" style:justify-single-word="false"/>
      <style:text-properties officeooo:rsid="00217ee2" officeooo:paragraph-rsid="00217ee2"/>
    </style:style>
    <style:style style:name="P82" style:family="paragraph" style:parent-style-name="Standard">
      <style:text-properties officeooo:rsid="0017fa2f" officeooo:paragraph-rsid="0017fa2f"/>
    </style:style>
    <style:style style:name="P83" style:family="paragraph" style:parent-style-name="Standard">
      <style:text-properties fo:font-size="12pt" officeooo:rsid="0010d6fb" officeooo:paragraph-rsid="000bb17f" style:font-size-asian="12pt" style:font-size-complex="12pt"/>
    </style:style>
    <style:style style:name="P84" style:family="paragraph" style:parent-style-name="Standard">
      <style:text-properties fo:font-size="12pt" officeooo:rsid="002477f9" officeooo:paragraph-rsid="000bb17f" style:font-size-asian="12pt" style:font-size-complex="12pt"/>
    </style:style>
    <style:style style:name="P85" style:family="paragraph" style:parent-style-name="Standard">
      <style:text-properties fo:font-size="12pt" fo:font-style="italic" fo:font-weight="bold" officeooo:rsid="0010d6fb" officeooo:paragraph-rsid="000bb17f" style:font-size-asian="12pt" style:font-style-asian="italic" style:font-weight-asian="bold" style:font-size-complex="12pt" style:font-style-complex="italic" style:font-weight-complex="bold"/>
    </style:style>
    <style:style style:name="P86" style:family="paragraph" style:parent-style-name="Standard">
      <style:paragraph-properties fo:text-align="start" style:justify-single-word="false"/>
      <style:text-properties fo:font-size="12pt" officeooo:paragraph-rsid="00280250"/>
    </style:style>
    <style:style style:name="P87" style:family="paragraph" style:parent-style-name="Standard">
      <style:paragraph-properties fo:text-align="start" style:justify-single-word="false"/>
      <style:text-properties officeooo:rsid="00309b6b" officeooo:paragraph-rsid="0034ef3e"/>
    </style:style>
    <style:style style:name="P88" style:family="paragraph" style:parent-style-name="Standard">
      <style:paragraph-properties fo:text-align="start" style:justify-single-word="false"/>
      <style:text-properties officeooo:rsid="0032913f" officeooo:paragraph-rsid="0032913f"/>
    </style:style>
    <style:style style:name="P89" style:family="paragraph" style:parent-style-name="Standard">
      <style:paragraph-properties fo:text-align="start" style:justify-single-word="false"/>
      <style:text-properties officeooo:rsid="0032913f" officeooo:paragraph-rsid="0035470d"/>
    </style:style>
    <style:style style:name="P90" style:family="paragraph" style:parent-style-name="Standard">
      <style:paragraph-properties fo:text-align="start" style:justify-single-word="false"/>
      <style:text-properties officeooo:rsid="0034ef3e" officeooo:paragraph-rsid="0034ef3e"/>
    </style:style>
    <style:style style:name="P91" style:family="paragraph" style:parent-style-name="Standard">
      <style:paragraph-properties fo:text-align="start" style:justify-single-word="false"/>
      <style:text-properties officeooo:rsid="0039fbb3" officeooo:paragraph-rsid="0039fbb3"/>
    </style:style>
    <style:style style:name="P92" style:family="paragraph" style:parent-style-name="Standard">
      <style:paragraph-properties fo:text-align="start" style:justify-single-word="false"/>
      <style:text-properties officeooo:rsid="003ae210" officeooo:paragraph-rsid="003ae210"/>
    </style:style>
    <style:style style:name="P93" style:family="paragraph" style:parent-style-name="Standard">
      <style:paragraph-properties fo:text-align="start" style:justify-single-word="false"/>
      <style:text-properties officeooo:rsid="00485118" officeooo:paragraph-rsid="00485118"/>
    </style:style>
    <style:style style:name="P94" style:family="paragraph" style:parent-style-name="Standard">
      <style:paragraph-properties fo:text-align="start" style:justify-single-word="false"/>
      <style:text-properties officeooo:rsid="00486fdc" officeooo:paragraph-rsid="00486fdc"/>
    </style:style>
    <style:style style:name="P95" style:family="paragraph" style:parent-style-name="Standard">
      <style:paragraph-properties fo:text-align="start" style:justify-single-word="false"/>
      <style:text-properties officeooo:rsid="004ea778" officeooo:paragraph-rsid="004ea778"/>
    </style:style>
    <style:style style:name="P96" style:family="paragraph" style:parent-style-name="Standard">
      <style:paragraph-properties fo:text-align="start" style:justify-single-word="false"/>
      <style:text-properties officeooo:rsid="0051f485" officeooo:paragraph-rsid="0051f485"/>
    </style:style>
    <style:style style:name="P97" style:family="paragraph" style:parent-style-name="Standard">
      <style:paragraph-properties fo:text-align="start" style:justify-single-word="false"/>
      <style:text-properties officeooo:rsid="0062ba47" officeooo:paragraph-rsid="0062ba47"/>
    </style:style>
    <style:style style:name="P98" style:family="paragraph" style:parent-style-name="Standard">
      <style:paragraph-properties fo:text-align="start" style:justify-single-word="false"/>
      <style:text-properties officeooo:rsid="0062ba47" officeooo:paragraph-rsid="0064b16b"/>
    </style:style>
    <style:style style:name="P99" style:family="paragraph" style:parent-style-name="Standard">
      <style:paragraph-properties fo:text-align="start" style:justify-single-word="false"/>
      <style:text-properties officeooo:rsid="0067987d" officeooo:paragraph-rsid="0067987d"/>
    </style:style>
    <style:style style:name="P100" style:family="paragraph" style:parent-style-name="Standard">
      <style:paragraph-properties fo:text-align="start" style:justify-single-word="false"/>
      <style:text-properties officeooo:rsid="00652072" officeooo:paragraph-rsid="006814be"/>
    </style:style>
    <style:style style:name="P101" style:family="paragraph" style:parent-style-name="Standard">
      <style:paragraph-properties fo:text-align="start" style:justify-single-word="false"/>
      <style:text-properties officeooo:rsid="006de3f5" officeooo:paragraph-rsid="006de3f5"/>
    </style:style>
    <style:style style:name="P102" style:family="paragraph" style:parent-style-name="Standard">
      <style:paragraph-properties fo:text-align="start" style:justify-single-word="false"/>
      <style:text-properties officeooo:rsid="00766ad6" officeooo:paragraph-rsid="00766ad6"/>
    </style:style>
    <style:style style:name="P103" style:family="paragraph" style:parent-style-name="Standard">
      <style:paragraph-properties fo:text-align="start" style:justify-single-word="false"/>
      <style:text-properties officeooo:rsid="0078c8e0" officeooo:paragraph-rsid="0078c8e0"/>
    </style:style>
    <style:style style:name="P104" style:family="paragraph" style:parent-style-name="Standard">
      <style:paragraph-properties fo:text-align="start" style:justify-single-word="false"/>
      <style:text-properties officeooo:rsid="0079931a" officeooo:paragraph-rsid="0079931a"/>
    </style:style>
    <style:style style:name="P105" style:family="paragraph" style:parent-style-name="Standard">
      <style:paragraph-properties fo:text-align="start" style:justify-single-word="false"/>
      <style:text-properties officeooo:rsid="0079931a" officeooo:paragraph-rsid="0079ef3a"/>
    </style:style>
    <style:style style:name="P106" style:family="paragraph" style:parent-style-name="Standard">
      <style:paragraph-properties fo:text-align="start" style:justify-single-word="false"/>
      <style:text-properties officeooo:rsid="0079b1b6" officeooo:paragraph-rsid="0079b1b6"/>
    </style:style>
    <style:style style:name="P107" style:family="paragraph" style:parent-style-name="Standard">
      <style:paragraph-properties fo:text-align="start" style:justify-single-word="false"/>
      <style:text-properties officeooo:rsid="0079ef3a" officeooo:paragraph-rsid="0079ef3a"/>
    </style:style>
    <style:style style:name="P108" style:family="paragraph" style:parent-style-name="Standard">
      <style:paragraph-properties fo:text-align="start" style:justify-single-word="false"/>
      <style:text-properties officeooo:rsid="007d8c7e" officeooo:paragraph-rsid="007d8c7e"/>
    </style:style>
    <style:style style:name="P109" style:family="paragraph" style:parent-style-name="Standard">
      <style:paragraph-properties fo:text-align="start" style:justify-single-word="false"/>
      <style:text-properties officeooo:rsid="0060b5f6" officeooo:paragraph-rsid="0060b5f6"/>
    </style:style>
    <style:style style:name="P110" style:family="paragraph" style:parent-style-name="Standard">
      <style:paragraph-properties fo:text-align="start" style:justify-single-word="false"/>
      <style:text-properties officeooo:rsid="00822cb5" officeooo:paragraph-rsid="00822cb5"/>
    </style:style>
    <style:style style:name="P111" style:family="paragraph" style:parent-style-name="Standard">
      <style:paragraph-properties fo:text-align="start" style:justify-single-word="false"/>
      <style:text-properties officeooo:rsid="0083eeb5" officeooo:paragraph-rsid="0083eeb5"/>
    </style:style>
    <style:style style:name="P112" style:family="paragraph" style:parent-style-name="Standard">
      <style:paragraph-properties fo:text-align="start" style:justify-single-word="false"/>
      <style:text-properties officeooo:rsid="0087bad5" officeooo:paragraph-rsid="0087bad5"/>
    </style:style>
    <style:style style:name="P113" style:family="paragraph" style:parent-style-name="Standard">
      <style:paragraph-properties fo:text-align="start" style:justify-single-word="false"/>
      <style:text-properties officeooo:rsid="0098e9e7" officeooo:paragraph-rsid="0098e9e7"/>
    </style:style>
    <style:style style:name="P114"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officeooo:rsid="0035470d" officeooo:paragraph-rsid="00ad7ce8"/>
    </style:style>
    <style:style style:name="P116" style:family="paragraph" style:parent-style-name="Standard">
      <style:paragraph-properties fo:text-align="start" style:justify-single-word="false"/>
      <style:text-properties officeooo:rsid="002c6317" officeooo:paragraph-rsid="002c6317"/>
    </style:style>
    <style:style style:name="P117" style:family="paragraph" style:parent-style-name="Standard">
      <style:paragraph-properties fo:text-align="start" style:justify-single-word="false"/>
      <style:text-properties officeooo:rsid="004c911c" officeooo:paragraph-rsid="00c59952"/>
    </style:style>
    <style:style style:name="P118" style:family="paragraph" style:parent-style-name="Standard">
      <style:paragraph-properties fo:text-align="start" style:justify-single-word="false"/>
      <style:text-properties officeooo:rsid="004dbdc1" officeooo:paragraph-rsid="00c59952"/>
    </style:style>
    <style:style style:name="P119" style:family="paragraph" style:parent-style-name="Standard">
      <style:text-properties officeooo:rsid="0018e9d6" officeooo:paragraph-rsid="00d467fe"/>
    </style:style>
    <style:style style:name="P120" style:family="paragraph" style:parent-style-name="Standard">
      <style:text-properties officeooo:rsid="00191f00" officeooo:paragraph-rsid="00d467fe"/>
    </style:style>
    <style:style style:name="P121" style:family="paragraph" style:parent-style-name="Standard">
      <style:text-properties officeooo:rsid="001a1271" officeooo:paragraph-rsid="00d467fe"/>
    </style:style>
    <style:style style:name="P122" style:family="paragraph" style:parent-style-name="Standard">
      <style:text-properties fo:font-style="italic" officeooo:rsid="0023ff1b" officeooo:paragraph-rsid="00d467fe" style:font-style-asian="italic" style:font-style-complex="italic"/>
    </style:style>
    <style:style style:name="P123" style:family="paragraph" style:parent-style-name="Standard">
      <style:text-properties fo:font-style="italic" officeooo:rsid="00200252" officeooo:paragraph-rsid="00d467fe" style:font-style-asian="italic" style:font-style-complex="italic"/>
    </style:style>
    <style:style style:name="P124" style:family="paragraph" style:parent-style-name="Standard">
      <style:text-properties fo:font-style="italic" officeooo:rsid="001a1271" officeooo:paragraph-rsid="00d467fe" style:font-style-asian="italic" style:font-style-complex="italic"/>
    </style:style>
    <style:style style:name="P125" style:family="paragraph" style:parent-style-name="Standard">
      <style:text-properties officeooo:rsid="001f08fa" officeooo:paragraph-rsid="00d467fe"/>
    </style:style>
    <style:style style:name="P126" style:family="paragraph" style:parent-style-name="Standard">
      <style:text-properties officeooo:rsid="001f305a" officeooo:paragraph-rsid="00d467fe"/>
    </style:style>
    <style:style style:name="P127" style:family="paragraph" style:parent-style-name="Standard">
      <style:text-properties officeooo:rsid="001f7b36" officeooo:paragraph-rsid="00d467fe"/>
    </style:style>
    <style:style style:name="P128" style:family="paragraph" style:parent-style-name="Standard">
      <style:text-properties officeooo:rsid="00200252" officeooo:paragraph-rsid="00d467fe"/>
    </style:style>
    <style:style style:name="P129" style:family="paragraph" style:parent-style-name="Standard">
      <style:text-properties officeooo:paragraph-rsid="00d467fe"/>
    </style:style>
    <style:style style:name="P130" style:family="paragraph" style:parent-style-name="Text_20_body">
      <style:text-properties fo:font-size="12pt" officeooo:rsid="00592aba" officeooo:paragraph-rsid="00592aba" style:font-size-asian="12pt" style:font-size-complex="12pt"/>
    </style:style>
    <style:style style:name="P131" style:family="paragraph" style:parent-style-name="Text_20_body">
      <style:text-properties fo:font-size="12pt" officeooo:rsid="00ad7ce8" officeooo:paragraph-rsid="00ad7ce8" style:font-size-asian="12pt" style:font-size-complex="12pt"/>
    </style:style>
    <style:style style:name="P132" style:family="paragraph" style:parent-style-name="Text_20_body">
      <style:text-properties fo:font-size="12pt" officeooo:paragraph-rsid="00099562" style:font-size-asian="12pt" style:font-size-complex="12pt"/>
    </style:style>
    <style:style style:name="P133" style:family="paragraph" style:parent-style-name="Text_20_body">
      <style:text-properties fo:font-size="12pt" officeooo:rsid="00099562" officeooo:paragraph-rsid="00c78f46" style:font-size-asian="12pt" style:font-size-complex="12pt"/>
    </style:style>
    <style:style style:name="P134" style:family="paragraph" style:parent-style-name="Text_20_body">
      <style:text-properties fo:font-size="12pt" fo:font-weight="normal" style:font-size-asian="12pt" style:font-weight-asian="normal" style:font-size-complex="12pt" style:font-weight-complex="normal"/>
    </style:style>
    <style:style style:name="P135" style:family="paragraph" style:parent-style-name="Heading_20_3">
      <style:text-properties fo:font-size="12pt" fo:font-style="italic" fo:font-weight="bold" style:font-size-asian="12pt" style:font-style-asian="italic" style:font-weight-asian="bold" style:font-size-complex="12pt" style:font-style-complex="italic" style:font-weight-complex="bold"/>
    </style:style>
    <style:style style:name="P136" style:family="paragraph" style:parent-style-name="Heading_20_3">
      <style:text-properties fo:font-size="12pt" fo:font-style="italic" fo:font-weight="bold" officeooo:paragraph-rsid="009ea4b0" style:font-size-asian="12pt" style:font-style-asian="italic" style:font-weight-asian="bold" style:font-size-complex="12pt" style:font-style-complex="italic" style:font-weight-complex="bold"/>
    </style:style>
    <style:style style:name="P137" style:family="paragraph" style:parent-style-name="Heading_20_3">
      <style:text-properties fo:font-size="12pt" style:font-size-asian="12pt" style:font-size-complex="12pt"/>
    </style:style>
    <style:style style:name="P138" style:family="paragraph" style:parent-style-name="Title">
      <style:text-properties fo:font-size="16pt" style:font-size-asian="16pt" style:font-size-complex="16pt"/>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2">
      <style:paragraph-properties>
        <style:tab-stops>
          <style:tab-stop style:position="6.7283in" style:type="right" style:leader-style="dotte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P142" style:family="paragraph" style:parent-style-name="Contents_20_4">
      <style:paragraph-properties>
        <style:tab-stops>
          <style:tab-stop style:position="6.3354in" style:type="right" style:leader-style="dotted" style:leader-text="."/>
        </style:tab-stops>
      </style:paragraph-properties>
    </style:style>
    <style:style style:name="P143" style:family="paragraph" style:parent-style-name="Standard">
      <style:text-properties officeooo:rsid="0018e9d6" officeooo:paragraph-rsid="00d467fe"/>
    </style:style>
    <style:style style:name="P144" style:family="paragraph" style:parent-style-name="Standard">
      <style:text-properties fo:font-weight="normal" officeooo:rsid="001f7b36" officeooo:paragraph-rsid="00d467fe" style:font-weight-asian="normal" style:font-weight-complex="normal"/>
    </style:style>
    <style:style style:name="P145" style:family="paragraph" style:parent-style-name="Standard">
      <style:text-properties fo:font-style="italic" fo:font-weight="normal" officeooo:rsid="001f7b36" officeooo:paragraph-rsid="00d467fe" style:font-style-asian="italic" style:font-weight-asian="normal" style:font-style-complex="italic" style:font-weight-complex="normal"/>
    </style:style>
    <style:style style:name="P146" style:family="paragraph" style:parent-style-name="Standard">
      <style:text-properties fo:font-style="normal" fo:font-weight="normal" officeooo:rsid="00259979" officeooo:paragraph-rsid="00d467fe" style:font-style-asian="normal" style:font-weight-asian="normal" style:font-style-complex="normal" style:font-weight-complex="normal"/>
    </style:style>
    <style:style style:name="P147" style:family="paragraph" style:parent-style-name="Standard" style:list-style-name="L1">
      <style:paragraph-properties fo:text-align="start" style:justify-single-word="false"/>
      <style:text-properties officeooo:rsid="0079931a" officeooo:paragraph-rsid="0079931a"/>
    </style:style>
    <style:style style:name="P148" style:family="paragraph" style:parent-style-name="Standard" style:list-style-name="L1">
      <style:paragraph-properties fo:text-align="start" style:justify-single-word="false"/>
      <style:text-properties officeooo:rsid="0079b1b6" officeooo:paragraph-rsid="0079b1b6"/>
    </style:style>
    <style:style style:name="P149" style:family="paragraph" style:parent-style-name="Standard" style:list-style-name="L2">
      <style:paragraph-properties fo:text-align="start" style:justify-single-word="false"/>
      <style:text-properties officeooo:rsid="0079b1b6" officeooo:paragraph-rsid="0079b1b6"/>
    </style:style>
    <style:style style:name="P150" style:family="paragraph" style:parent-style-name="Standard" style:list-style-name="L3">
      <style:paragraph-properties fo:text-align="start" style:justify-single-word="false"/>
      <style:text-properties officeooo:rsid="0079b1b6" officeooo:paragraph-rsid="0079b1b6"/>
    </style:style>
    <style:style style:name="P151" style:family="paragraph" style:parent-style-name="Standard" style:list-style-name="L1">
      <style:paragraph-properties fo:text-align="start" style:justify-single-word="false"/>
      <style:text-properties officeooo:rsid="0078c8e0" officeooo:paragraph-rsid="0078c8e0"/>
    </style:style>
    <style:style style:name="P152" style:family="paragraph" style:parent-style-name="Standard" style:list-style-name="L3">
      <style:paragraph-properties fo:text-align="start" style:justify-single-word="false"/>
      <style:text-properties officeooo:rsid="0079ef3a" officeooo:paragraph-rsid="0079ef3a"/>
    </style:style>
    <style:style style:name="P153" style:family="paragraph" style:parent-style-name="Standard" style:list-style-name="L4">
      <style:paragraph-properties fo:text-align="start" style:justify-single-word="false"/>
      <style:text-properties officeooo:rsid="0079ef3a" officeooo:paragraph-rsid="0079ef3a"/>
    </style:style>
    <style:style style:name="P154" style:family="paragraph" style:parent-style-name="Standard">
      <style:text-properties fo:font-size="12pt" officeooo:rsid="00099562" officeooo:paragraph-rsid="0008b82e" style:font-size-asian="12pt" style:font-size-complex="12pt"/>
    </style:style>
    <style:style style:name="P155" style:family="paragraph" style:parent-style-name="Standard">
      <style:paragraph-properties fo:text-align="start" style:justify-single-word="false"/>
      <style:text-properties fo:color="#000000" fo:font-size="12pt" officeooo:rsid="00685c2e" officeooo:paragraph-rsid="009ea4b0" style:font-size-asian="12pt" style:font-size-complex="12pt"/>
    </style:style>
    <style:style style:name="P156" style:family="paragraph" style:parent-style-name="Standard">
      <style:text-properties officeooo:rsid="00191f00" officeooo:paragraph-rsid="00d467fe"/>
    </style:style>
    <style:style style:name="P157" style:family="paragraph" style:parent-style-name="Standard">
      <style:text-properties officeooo:rsid="00df5e27" officeooo:paragraph-rsid="00df5e27"/>
    </style:style>
    <style:style style:name="P158" style:family="paragraph" style:parent-style-name="Standard">
      <style:paragraph-properties fo:text-align="start" style:justify-single-word="false"/>
      <style:text-properties officeooo:rsid="0083eeb5" officeooo:paragraph-rsid="0083eeb5"/>
    </style:style>
    <style:style style:name="P159" style:family="paragraph" style:parent-style-name="Standard">
      <style:paragraph-properties fo:text-align="start" style:justify-single-word="false"/>
      <style:text-properties officeooo:rsid="00d3320b" officeooo:paragraph-rsid="00d3320b"/>
    </style:style>
    <style:style style:name="P160" style:family="paragraph" style:parent-style-name="Standard">
      <style:paragraph-properties fo:text-align="start" style:justify-single-word="false"/>
      <style:text-properties officeooo:rsid="00e10221" officeooo:paragraph-rsid="00e10221"/>
    </style:style>
    <style:style style:name="P161" style:family="paragraph" style:parent-style-name="Standard">
      <style:paragraph-properties fo:text-align="start" style:justify-single-word="false"/>
      <style:text-properties officeooo:rsid="0062ba47" officeooo:paragraph-rsid="0062ba47"/>
    </style:style>
    <style:style style:name="P162" style:family="paragraph" style:parent-style-name="Heading_20_2">
      <style:text-properties officeooo:paragraph-rsid="0008b82e"/>
    </style:style>
    <style:style style:name="P163" style:family="paragraph" style:parent-style-name="Heading_20_2">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64" style:family="paragraph" style:parent-style-name="Heading_20_2" style:list-style-nam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65" style:family="paragraph" style:parent-style-name="Heading_20_2">
      <style:paragraph-properties fo:break-before="pag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66" style:family="paragraph" style:parent-style-name="Heading_20_1">
      <style:text-properties officeooo:paragraph-rsid="0008b82e"/>
    </style:style>
    <style:style style:name="P167" style:family="paragraph" style:parent-style-name="Heading_20_1">
      <style:paragraph-properties fo:break-before="page"/>
    </style:style>
    <style:style style:name="P168" style:family="paragraph" style:parent-style-name="Heading_20_4">
      <style:text-properties fo:font-size="12pt" fo:font-weight="normal" style:font-size-asian="12pt" style:font-weight-asian="normal" style:font-size-complex="12pt" style:font-weight-complex="normal"/>
    </style:style>
    <style:style style:name="P169" style:family="paragraph">
      <style:paragraph-properties fo:line-height="100%"/>
    </style:style>
    <style:style style:name="P170" style:family="paragraph">
      <style:paragraph-properties fo:margin-top="0in" fo:margin-bottom="0.1965in" fo:line-height="100%"/>
    </style:style>
    <style:style style:name="P171" style:family="paragraph">
      <loext:graphic-properties draw:fill="none" draw:fill-color="#ffffff"/>
      <style:paragraph-properties fo:line-height="100%"/>
      <style:text-properties fo:color="#000000" style:font-name="Liberation Sans" fo:font-size="11pt" fo:font-weight="bold" style:font-size-asian="11pt" style:font-weight-asian="bold" style:font-size-complex="11pt" style:font-weight-complex="bold"/>
    </style:style>
    <style:style style:name="T1" style:family="text">
      <style:text-properties officeooo:rsid="0008b82e"/>
    </style:style>
    <style:style style:name="T2" style:family="text">
      <style:text-properties style:text-position="super 58%" officeooo:rsid="0012bb48"/>
    </style:style>
    <style:style style:name="T3" style:family="text">
      <style:text-properties officeooo:rsid="0012e911"/>
    </style:style>
    <style:style style:name="T4" style:family="text">
      <style:text-properties officeooo:rsid="0024e50c"/>
    </style:style>
    <style:style style:name="T5" style:family="text">
      <style:text-properties fo:language="en" fo:country="US"/>
    </style:style>
    <style:style style:name="T6" style:family="text">
      <style:text-properties fo:language="en" fo:country="US" officeooo:rsid="00099562"/>
    </style:style>
    <style:style style:name="T7" style:family="text">
      <style:text-properties officeooo:rsid="0012bb48"/>
    </style:style>
    <style:style style:name="T8" style:family="text">
      <style:text-properties officeooo:rsid="00099562"/>
    </style:style>
    <style:style style:name="T9" style:family="text">
      <style:text-properties officeooo:rsid="000c224c"/>
    </style:style>
    <style:style style:name="T10" style:family="text">
      <style:text-properties officeooo:rsid="000c43a3"/>
    </style:style>
    <style:style style:name="T11" style:family="text">
      <style:text-properties officeooo:rsid="0010d5dd"/>
    </style:style>
    <style:style style:name="T12" style:family="text">
      <style:text-properties officeooo:rsid="001271a7"/>
    </style:style>
    <style:style style:name="T13" style:family="text">
      <style:text-properties officeooo:rsid="00130fb6"/>
    </style:style>
    <style:style style:name="T14" style:family="text">
      <style:text-properties officeooo:rsid="00141c1a"/>
    </style:style>
    <style:style style:name="T15" style:family="text">
      <style:text-properties fo:color="#000000" fo:font-size="12pt" style:font-size-asian="12pt" style:font-size-complex="12pt"/>
    </style:style>
    <style:style style:name="T16" style:family="text">
      <style:text-properties fo:color="#000000" fo:font-size="12pt" officeooo:rsid="001dbc0f" style:font-size-asian="12pt" style:font-size-complex="12pt"/>
    </style:style>
    <style:style style:name="T17" style:family="text">
      <style:text-properties fo:color="#000000" fo:font-size="12pt" officeooo:rsid="002f558d" style:font-size-asian="12pt" style:font-size-complex="12pt"/>
    </style:style>
    <style:style style:name="T18" style:family="text">
      <style:text-properties fo:color="#000000" fo:font-size="12pt" officeooo:rsid="003087ad" style:font-size-asian="12pt" style:font-size-complex="12pt"/>
    </style:style>
    <style:style style:name="T19" style:family="text">
      <style:text-properties fo:color="#000000" fo:font-size="12pt" officeooo:rsid="00330a9a" style:font-size-asian="12pt" style:font-size-complex="12pt"/>
    </style:style>
    <style:style style:name="T20" style:family="text">
      <style:text-properties fo:color="#000000" fo:font-size="12pt" officeooo:rsid="0033a70d" style:font-size-asian="12pt" style:font-size-complex="12pt"/>
    </style:style>
    <style:style style:name="T21" style:family="text">
      <style:text-properties fo:color="#000000" fo:font-size="12pt" officeooo:rsid="0034ef3e" style:font-size-asian="12pt" style:font-size-complex="12pt"/>
    </style:style>
    <style:style style:name="T22" style:family="text">
      <style:text-properties fo:color="#000000" fo:font-size="12pt" officeooo:rsid="0035470d" style:font-size-asian="12pt" style:font-size-complex="12pt"/>
    </style:style>
    <style:style style:name="T23" style:family="text">
      <style:text-properties fo:color="#000000" fo:font-size="12pt" officeooo:rsid="0036546d" style:font-size-asian="12pt" style:font-size-complex="12pt"/>
    </style:style>
    <style:style style:name="T24" style:family="text">
      <style:text-properties fo:color="#000000" fo:font-size="12pt" officeooo:rsid="003ae210" style:font-size-asian="12pt" style:font-size-complex="12pt"/>
    </style:style>
    <style:style style:name="T25" style:family="text">
      <style:text-properties fo:color="#000000" fo:font-size="12pt" officeooo:rsid="003ba2b0" style:font-size-asian="12pt" style:font-size-complex="12pt"/>
    </style:style>
    <style:style style:name="T26" style:family="text">
      <style:text-properties fo:color="#000000" fo:font-size="12pt" officeooo:rsid="0046b7bc" style:font-size-asian="12pt" style:font-size-complex="12pt"/>
    </style:style>
    <style:style style:name="T27" style:family="text">
      <style:text-properties fo:color="#000000" fo:font-size="12pt" officeooo:rsid="0047b9b5" style:font-size-asian="12pt" style:font-size-complex="12pt"/>
    </style:style>
    <style:style style:name="T28" style:family="text">
      <style:text-properties fo:color="#000000" fo:font-size="12pt" officeooo:rsid="001badc2" style:font-size-asian="12pt" style:font-size-complex="12pt"/>
    </style:style>
    <style:style style:name="T29" style:family="text">
      <style:text-properties fo:color="#000000" fo:font-size="12pt" officeooo:rsid="005491a6" style:font-size-asian="12pt" style:font-size-complex="12pt"/>
    </style:style>
    <style:style style:name="T30" style:family="text">
      <style:text-properties fo:color="#000000" fo:font-size="12pt" officeooo:rsid="005ee951" style:font-size-asian="12pt" style:font-size-complex="12pt"/>
    </style:style>
    <style:style style:name="T31" style:family="text">
      <style:text-properties fo:color="#000000" fo:font-size="12pt" officeooo:rsid="00618515" style:font-size-asian="12pt" style:font-size-complex="12pt"/>
    </style:style>
    <style:style style:name="T32" style:family="text">
      <style:text-properties fo:color="#000000" fo:font-size="12pt" officeooo:rsid="00ad7ce8" style:font-size-asian="12pt" style:font-size-complex="12pt"/>
    </style:style>
    <style:style style:name="T33" style:family="text">
      <style:text-properties fo:color="#000000" fo:font-size="12pt" officeooo:rsid="00ae888d" style:font-size-asian="12pt" style:font-size-complex="12pt"/>
    </style:style>
    <style:style style:name="T34" style:family="text">
      <style:text-properties fo:color="#000000" fo:font-size="12pt" officeooo:rsid="00bfd582" style:font-size-asian="12pt" style:font-size-complex="12pt"/>
    </style:style>
    <style:style style:name="T35" style:family="text">
      <style:text-properties fo:color="#000000" fo:font-size="12pt" officeooo:rsid="00c3edab" style:font-size-asian="12pt" style:font-size-complex="12pt"/>
    </style:style>
    <style:style style:name="T36" style:family="text">
      <style:text-properties fo:color="#000000" fo:font-size="12pt" officeooo:rsid="00ccfdfe" style:font-size-asian="12pt" style:font-size-complex="12pt"/>
    </style:style>
    <style:style style:name="T37" style:family="text">
      <style:text-properties fo:color="#000000" fo:font-size="12pt" officeooo:rsid="00cfa950" style:font-size-asian="12pt" style:font-size-complex="12pt"/>
    </style:style>
    <style:style style:name="T38" style:family="text">
      <style:text-properties fo:color="#000000" officeooo:rsid="0025b9c6" style:font-size-asian="12pt" style:font-size-complex="12pt"/>
    </style:style>
    <style:style style:name="T39" style:family="text">
      <style:text-properties fo:color="#000000" officeooo:rsid="00280250" style:font-size-asian="12pt" style:font-size-complex="12pt"/>
    </style:style>
    <style:style style:name="T40" style:family="text">
      <style:text-properties fo:color="#000000" officeooo:rsid="00269ce8" style:font-size-asian="12pt" style:font-size-complex="12pt"/>
    </style:style>
    <style:style style:name="T41" style:family="text">
      <style:text-properties fo:color="#000000" officeooo:rsid="0073b25d" style:font-size-asian="12pt" style:font-size-complex="12pt"/>
    </style:style>
    <style:style style:name="T42" style:family="text">
      <style:text-properties officeooo:rsid="00174bb6"/>
    </style:style>
    <style:style style:name="T43" style:family="text">
      <style:text-properties officeooo:rsid="0017fa2f"/>
    </style:style>
    <style:style style:name="T44" style:family="text">
      <style:text-properties officeooo:rsid="005a18ae"/>
    </style:style>
    <style:style style:name="T45" style:family="text">
      <style:text-properties officeooo:rsid="005c963f"/>
    </style:style>
    <style:style style:name="T46" style:family="text">
      <style:text-properties officeooo:rsid="005d6934"/>
    </style:style>
    <style:style style:name="T47" style:family="text">
      <style:text-properties officeooo:rsid="0025b9c6"/>
    </style:style>
    <style:style style:name="T48" style:family="text">
      <style:text-properties officeooo:rsid="002e0d67"/>
    </style:style>
    <style:style style:name="T49" style:family="text">
      <style:text-properties officeooo:rsid="00330a9a"/>
    </style:style>
    <style:style style:name="T50" style:family="text">
      <style:text-properties officeooo:rsid="003d2662"/>
    </style:style>
    <style:style style:name="T51" style:family="text">
      <style:text-properties officeooo:rsid="003ece26"/>
    </style:style>
    <style:style style:name="T52" style:family="text">
      <style:text-properties officeooo:rsid="0043ef26"/>
    </style:style>
    <style:style style:name="T53" style:family="text">
      <style:text-properties officeooo:rsid="0045b385"/>
    </style:style>
    <style:style style:name="T54" style:family="text">
      <style:text-properties officeooo:rsid="0047b9b5"/>
    </style:style>
    <style:style style:name="T55" style:family="text">
      <style:text-properties officeooo:rsid="00485118"/>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officeooo:rsid="005296fa"/>
    </style:style>
    <style:style style:name="T59" style:family="text">
      <style:text-properties officeooo:rsid="00537c59"/>
    </style:style>
    <style:style style:name="T60" style:family="text">
      <style:text-properties officeooo:rsid="005388bc"/>
    </style:style>
    <style:style style:name="T61" style:family="text">
      <style:text-properties officeooo:rsid="005491a6"/>
    </style:style>
    <style:style style:name="T62" style:family="text">
      <style:text-properties officeooo:rsid="00579fdd"/>
    </style:style>
    <style:style style:name="T63" style:family="text">
      <style:text-properties officeooo:rsid="005c946f"/>
    </style:style>
    <style:style style:name="T64" style:family="text">
      <style:text-properties officeooo:rsid="005ee951"/>
    </style:style>
    <style:style style:name="T65" style:family="text">
      <style:text-properties officeooo:rsid="0064b16b"/>
    </style:style>
    <style:style style:name="T66" style:family="text">
      <style:text-properties officeooo:rsid="00652072"/>
    </style:style>
    <style:style style:name="T67" style:family="text">
      <style:text-properties officeooo:rsid="00698d2b"/>
    </style:style>
    <style:style style:name="T68" style:family="text">
      <style:text-properties officeooo:rsid="006c747a"/>
    </style:style>
    <style:style style:name="T69" style:family="text">
      <style:text-properties officeooo:rsid="006de3f5"/>
    </style:style>
    <style:style style:name="T70" style:family="text">
      <style:text-properties officeooo:rsid="006e5642"/>
    </style:style>
    <style:style style:name="T71" style:family="text">
      <style:text-properties officeooo:rsid="006ecf60"/>
    </style:style>
    <style:style style:name="T72" style:family="text">
      <style:text-properties officeooo:rsid="007045f4"/>
    </style:style>
    <style:style style:name="T73" style:family="text">
      <style:text-properties officeooo:rsid="0079ef3a"/>
    </style:style>
    <style:style style:name="T74" style:family="text">
      <style:text-properties officeooo:rsid="007aefd5"/>
    </style:style>
    <style:style style:name="T75" style:family="text">
      <style:text-properties officeooo:rsid="007eedc8"/>
    </style:style>
    <style:style style:name="T76" style:family="text">
      <style:text-properties fo:font-weight="normal" style:font-weight-asian="normal" style:font-weight-complex="normal"/>
    </style:style>
    <style:style style:name="T77" style:family="text">
      <style:text-properties fo:font-weight="normal" officeooo:rsid="00259979" style:font-weight-asian="normal" style:font-weight-complex="normal"/>
    </style:style>
    <style:style style:name="T78" style:family="text">
      <style:text-properties fo:font-weight="normal" officeooo:rsid="001f7b36" style:font-weight-asian="normal" style:font-weight-complex="normal"/>
    </style:style>
    <style:style style:name="T79" style:family="text">
      <style:text-properties fo:font-weight="normal" officeooo:rsid="002970e3" style:font-weight-asian="normal" style:font-weight-complex="normal"/>
    </style:style>
    <style:style style:name="T80" style:family="text">
      <style:text-properties fo:font-weight="normal" officeooo:rsid="00200252" style:font-weight-asian="normal" style:font-weight-complex="normal"/>
    </style:style>
    <style:style style:name="T81" style:family="text">
      <style:text-properties fo:font-weight="normal" officeooo:rsid="0027620d" style:font-weight-asian="normal" style:font-weight-complex="normal"/>
    </style:style>
    <style:style style:name="T82" style:family="text">
      <style:text-properties fo:font-weight="normal" officeooo:rsid="00221cd0" style:font-weight-asian="normal" style:font-weight-complex="normal"/>
    </style:style>
    <style:style style:name="T83" style:family="text">
      <style:text-properties fo:font-weight="normal" officeooo:rsid="0023ff1b" style:font-weight-asian="normal" style:font-weight-complex="normal"/>
    </style:style>
    <style:style style:name="T84" style:family="text">
      <style:text-properties officeooo:rsid="0084f853"/>
    </style:style>
    <style:style style:name="T85" style:family="text">
      <style:text-properties officeooo:rsid="008618e9"/>
    </style:style>
    <style:style style:name="T86" style:family="text">
      <style:text-properties officeooo:rsid="008ca579"/>
    </style:style>
    <style:style style:name="T87" style:family="text">
      <style:text-properties officeooo:rsid="009046ac"/>
    </style:style>
    <style:style style:name="T88" style:family="text">
      <style:text-properties officeooo:rsid="0090b464"/>
    </style:style>
    <style:style style:name="T89" style:family="text">
      <style:text-properties officeooo:rsid="0091e8b1"/>
    </style:style>
    <style:style style:name="T90" style:family="text">
      <style:text-properties officeooo:rsid="009333b3"/>
    </style:style>
    <style:style style:name="T91" style:family="text">
      <style:text-properties officeooo:rsid="0094c9e6"/>
    </style:style>
    <style:style style:name="T92" style:family="text">
      <style:text-properties officeooo:rsid="00961f2b"/>
    </style:style>
    <style:style style:name="T93" style:family="text">
      <style:text-properties officeooo:rsid="009745bf"/>
    </style:style>
    <style:style style:name="T94" style:family="text">
      <style:text-properties officeooo:rsid="00980b15"/>
    </style:style>
    <style:style style:name="T95" style:family="text">
      <style:text-properties officeooo:rsid="009de50c"/>
    </style:style>
    <style:style style:name="T96"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97" style:family="text">
      <style:text-properties fo:font-size="14pt" style:font-size-asian="14pt" style:font-size-complex="14pt"/>
    </style:style>
    <style:style style:name="T98" style:family="text">
      <style:text-properties officeooo:rsid="00a0a512"/>
    </style:style>
    <style:style style:name="T99" style:family="text">
      <style:text-properties officeooo:rsid="00a2f213"/>
    </style:style>
    <style:style style:name="T100" style:family="text">
      <style:text-properties officeooo:rsid="00a802b6"/>
    </style:style>
    <style:style style:name="T101" style:family="text">
      <style:text-properties officeooo:rsid="00a90f2e"/>
    </style:style>
    <style:style style:name="T102" style:family="text">
      <style:text-properties officeooo:rsid="00aa6e51"/>
    </style:style>
    <style:style style:name="T103" style:family="text">
      <style:text-properties officeooo:rsid="00abf0f6"/>
    </style:style>
    <style:style style:name="T104" style:family="text">
      <style:text-properties officeooo:rsid="00afc978"/>
    </style:style>
    <style:style style:name="T105" style:family="text">
      <style:text-properties officeooo:rsid="000c9de8"/>
    </style:style>
    <style:style style:name="T106" style:family="text">
      <style:text-properties officeooo:rsid="00bddf9c"/>
    </style:style>
    <style:style style:name="T107" style:family="text">
      <style:text-properties officeooo:rsid="00bfd582"/>
    </style:style>
    <style:style style:name="T108" style:family="text">
      <style:text-properties officeooo:rsid="00c3edab"/>
    </style:style>
    <style:style style:name="T109" style:family="text">
      <style:text-properties officeooo:rsid="00c712ae"/>
    </style:style>
    <style:style style:name="T110" style:family="text">
      <style:text-properties officeooo:rsid="00c78f46"/>
    </style:style>
    <style:style style:name="T111" style:family="text">
      <style:text-properties officeooo:rsid="00c91d2c"/>
    </style:style>
    <style:style style:name="T112" style:family="text">
      <style:text-properties officeooo:rsid="00c945ea"/>
    </style:style>
    <style:style style:name="T113" style:family="text">
      <style:text-properties officeooo:rsid="00d0059c"/>
    </style:style>
    <style:style style:name="T114" style:family="text">
      <style:text-properties officeooo:rsid="00d467fe"/>
    </style:style>
    <style:style style:name="T115" style:family="text">
      <style:text-properties officeooo:rsid="001bac4e"/>
    </style:style>
    <style:style style:name="T116" style:family="text">
      <style:text-properties officeooo:rsid="001a31ae"/>
    </style:style>
    <style:style style:name="T117" style:family="text">
      <style:text-properties officeooo:rsid="001a1271"/>
    </style:style>
    <style:style style:name="T118" style:family="text">
      <style:text-properties officeooo:rsid="00259979"/>
    </style:style>
    <style:style style:name="T119" style:family="text">
      <style:text-properties officeooo:rsid="001f305a"/>
    </style:style>
    <style:style style:name="T120" style:family="text">
      <style:text-properties officeooo:rsid="0027620d"/>
    </style:style>
    <style:style style:name="T121" style:family="text">
      <style:text-properties officeooo:rsid="001f7b36"/>
    </style:style>
    <style:style style:name="T122" style:family="text">
      <style:text-properties fo:font-size="12pt" style:font-size-asian="12pt" style:font-size-complex="12pt"/>
    </style:style>
    <style:style style:name="T123" style:family="text">
      <style:text-properties fo:font-size="12pt" fo:font-weight="normal" style:font-size-asian="12pt" style:font-weight-asian="normal" style:font-size-complex="12pt" style:font-weight-complex="normal"/>
    </style:style>
    <style:style style:name="T1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5" style:family="text">
      <style:text-properties officeooo:rsid="00d5576d"/>
    </style:style>
    <style:style style:name="T126" style:family="text">
      <style:text-properties officeooo:rsid="00d8d326"/>
    </style:style>
    <style:style style:name="T127" style:family="text">
      <style:text-properties officeooo:rsid="00d996d5"/>
    </style:style>
    <style:style style:name="T128" style:family="text">
      <style:text-properties officeooo:rsid="00da9fa1"/>
    </style:style>
    <style:style style:name="T129" style:family="text">
      <style:text-properties officeooo:rsid="00db7862"/>
    </style:style>
    <style:style style:name="T130" style:family="text">
      <style:text-properties officeooo:rsid="00dd5a11"/>
    </style:style>
    <style:style style:name="T131" style:family="text">
      <style:text-properties officeooo:rsid="00df5e27"/>
    </style:style>
    <style:style style:name="T132" style:family="text">
      <style:text-properties officeooo:rsid="00dfdf11"/>
    </style:style>
    <style:style style:name="T133" style:family="text">
      <style:text-properties officeooo:rsid="00e10221"/>
    </style:style>
    <style:style style:name="T134" style:family="text">
      <style:text-properties fo:color="#000000" style:font-name="Liberation Sans" fo:font-size="11pt" fo:font-weight="bold" style:font-size-asian="11pt" style:font-weight-asian="bold" style:font-size-complex="11pt" style:font-weight-complex="bold"/>
    </style:style>
    <style:style style:name="T135" style:family="text">
      <style:text-properties fo:color="#000000" style:font-name="Liberation Sans" fo:font-size="11pt" style:font-size-asian="11pt" style:font-size-complex="11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5.2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5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Requirements Specification</text:p>
      <text:p text:style-name="P1">Version 1.<text:span text:style-name="T125">3</text:span></text:p>
      <text:h text:style-name="P166" text:outline-level="1"><text:bookmark-start text:name="__RefHeading___Toc1320_2868138615"/>Executive Summary<text:bookmark-end text:name="__RefHeading___Toc1320_2868138615"/></text:h>
      <text:h text:style-name="P162" text:outline-level="2"><text:bookmark-start text:name="__RefHeading___Toc191724231"/>Project Overview<text:bookmark-end text:name="__RefHeading___Toc191724231"/></text:h>
      <text:p text:style-name="P5">The project is <text:span text:style-name="T109">t</text:span>o develop an app<text:span text:style-name="T109">lication that will allowed</text:span> to create virtual <text:span text:style-name="T11">will</text:span>. <text:span text:style-name="T1">I</text:span>t is not question of <text:s/>legal<text:span text:style-name="T109">s</text:span> issue<text:span text:style-name="T109">s</text:span> but more simply to <text:span text:style-name="T109">create</text:span> some data, of any kind, <text:span text:style-name="T109">that could be given </text:span>to <text:span text:style-name="T53">peoples under the proper conditions</text:span>.</text:p>
      <text:p text:style-name="P4">In an other way, a client can create a <text:span text:style-name="T11">will</text:span>, in this <text:span text:style-name="T11">will</text:span> h<text:span text:style-name="T1">e</text:span> can <text:span text:style-name="T53">add data (files, pictures, videos, ...)</text:span>, <text:span text:style-name="T4">specify </text:span>events <text:span text:style-name="T8">and declare receivers.</text:span></text:p>
      <text:p text:style-name="P2"><text:span text:style-name="T4">At the trigger events the storage will be visible</text:span><text:bookmark text:name="tw-target-text"/><text:span text:style-name="T4"> </text:span><text:span text:style-name="T5">to </text:span><text:span text:style-name="T6">the specify individual</text:span><text:span text:style-name="T7"> if all the other requirements are fulfill.</text:span></text:p>
      <text:p text:style-name="P6"/>
      <text:p text:style-name="P2"><text:span text:style-name="T7">Example: mr X create an account and a will, on it he add information on a bank account <text:s/>his children will only see after there 18</text:span><text:span text:style-name="T2">th</text:span><text:span text:style-name="T7"> birthday. An other time he add specific “happy birthday” to each of his children that should come repetitively every years after his death for 5 years.</text:span></text:p>
      <text:p text:style-name="P1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1320_2868138615" text:style-name="Index_20_Link" text:visited-style-name="Index_20_Link">Executive Summary<text:tab/>1</text:a></text:p>
          <text:p text:style-name="P140"><text:a xlink:type="simple" xlink:href="#__RefHeading___Toc191724231" text:style-name="Index_20_Link" text:visited-style-name="Index_20_Link">Project Overview<text:tab/>1</text:a></text:p>
          <text:p text:style-name="P140"><text:a xlink:type="simple" xlink:href="#__RefHeading___Toc1322_2868138615" text:style-name="Index_20_Link" text:visited-style-name="Index_20_Link">Uses cases :<text:tab/>2</text:a></text:p>
          <text:p text:style-name="P140"><text:a xlink:type="simple" xlink:href="#__RefHeading___Toc1326_2868138615" text:style-name="Index_20_Link" text:visited-style-name="Index_20_Link">List of basic requirements:<text:tab/>2</text:a></text:p>
          <text:p text:style-name="P141"><text:a xlink:type="simple" xlink:href="#__RefHeading___Toc1358_2868138615" text:style-name="Index_20_Link" text:visited-style-name="Index_20_Link">Unique Selling Points :<text:tab/>3</text:a></text:p>
          <text:p text:style-name="P141"><text:a xlink:type="simple" xlink:href="#__RefHeading___Toc1328_2868138615" text:style-name="Index_20_Link" text:visited-style-name="Index_20_Link">The mains functions list :<text:tab/>3</text:a></text:p>
          <text:p text:style-name="P140"><text:a xlink:type="simple" xlink:href="#__RefHeading___Toc1332_2868138615" text:style-name="Index_20_Link" text:visited-style-name="Index_20_Link">Proposition of Description:<text:tab/>4</text:a></text:p>
          <text:p text:style-name="P141"><text:a xlink:type="simple" xlink:href="#__RefHeading___Toc1334_2868138615" text:style-name="Index_20_Link" text:visited-style-name="Index_20_Link">Name ideas and concepts:<text:tab/>4</text:a></text:p>
          <text:p text:style-name="P141"><text:a xlink:type="simple" xlink:href="#__RefHeading___Toc1336_2868138615" text:style-name="Index_20_Link" text:visited-style-name="Index_20_Link">competitors:<text:tab/>5</text:a></text:p>
          <text:p text:style-name="P139"><text:a xlink:type="simple" xlink:href="#__RefHeading___Toc1338_2868138615" text:style-name="Index_20_Link" text:visited-style-name="Index_20_Link">Specifications :<text:tab/>6</text:a></text:p>
          <text:p text:style-name="P140"><text:a xlink:type="simple" xlink:href="#__RefHeading___Toc1340_2868138615" text:style-name="Index_20_Link" text:visited-style-name="Index_20_Link"><text:s/></text:a><text:a xlink:type="simple" xlink:href="#__RefHeading___Toc1340_2868138615" text:style-name="Index_20_Link" text:visited-style-name="Index_20_Link">programmable specification:</text:a><text:a xlink:type="simple" xlink:href="#__RefHeading___Toc1340_2868138615" text:style-name="Index_20_Link" text:visited-style-name="Index_20_Link"><text:tab/>6</text:a></text:p>
          <text:p text:style-name="P141"><text:a xlink:type="simple" xlink:href="#__RefHeading___Toc1342_2868138615" text:style-name="Index_20_Link" text:visited-style-name="Index_20_Link">The identification,<text:tab/>6</text:a></text:p>
          <text:p text:style-name="P142"><text:a xlink:type="simple" xlink:href="#__RefHeading___Toc1360_2868138615" text:style-name="Index_20_Link" text:visited-style-name="Index_20_Link">Different possibilities:<text:tab/>6</text:a></text:p>
          <text:p text:style-name="P142"><text:a xlink:type="simple" xlink:href="#__RefHeading___Toc1362_2868138615" text:style-name="Index_20_Link" text:visited-style-name="Index_20_Link">Security:<text:tab/>7</text:a></text:p>
          <text:p text:style-name="P142"><text:a xlink:type="simple" xlink:href="#__RefHeading___Toc1364_2868138615" text:style-name="Index_20_Link" text:visited-style-name="Index_20_Link">note:<text:tab/>7</text:a></text:p>
          <text:p text:style-name="P141"><text:a xlink:type="simple" xlink:href="#__RefHeading___Toc1344_2868138615" text:style-name="Index_20_Link" text:visited-style-name="Index_20_Link">The event manager,<text:tab/>8</text:a></text:p>
          <text:p text:style-name="P141"><text:a xlink:type="simple" xlink:href="#__RefHeading___Toc1346_2868138615" text:style-name="Index_20_Link" text:visited-style-name="Index_20_Link">The assets,<text:tab/>9</text:a></text:p>
          <text:p text:style-name="P141"><text:a xlink:type="simple" xlink:href="#__RefHeading___Toc1348_2868138615" text:style-name="Index_20_Link" text:visited-style-name="Index_20_Link">The data,<text:tab/>9</text:a></text:p>
          <text:p text:style-name="P141"><text:a xlink:type="simple" xlink:href="#__RefHeading___Toc1622_2253236707" text:style-name="Index_20_Link" text:visited-style-name="Index_20_Link">relatives<text:tab/>10</text:a></text:p>
          <text:p text:style-name="P142"><text:a xlink:type="simple" xlink:href="#__RefHeading___Toc1624_2253236707" text:style-name="Index_20_Link" text:visited-style-name="Index_20_Link"><text:span text:style-name="T57">For individual</text:span></text:a><text:a xlink:type="simple" xlink:href="#__RefHeading___Toc1624_2253236707" text:style-name="Index_20_Link" text:visited-style-name="Index_20_Link"><text:tab/>10</text:a></text:p>
          <text:p text:style-name="P142"><text:a xlink:type="simple" xlink:href="#__RefHeading___Toc1626_2253236707" text:style-name="Index_20_Link" text:visited-style-name="Index_20_Link">For group<text:tab/>10</text:a></text:p>
          <text:p text:style-name="P142"><text:a xlink:type="simple" xlink:href="#__RefHeading___Toc1628_2253236707" text:style-name="Index_20_Link" text:visited-style-name="Index_20_Link">Yourself,<text:tab/>11</text:a></text:p>
          <text:p text:style-name="P141"><text:a xlink:type="simple" xlink:href="#__RefHeading___Toc1350_2868138615" text:style-name="Index_20_Link" text:visited-style-name="Index_20_Link">Help<text:tab/>11</text:a></text:p>
          <text:p text:style-name="P140"><text:a xlink:type="simple" xlink:href="#__RefHeading___Toc1352_2868138615" text:style-name="Index_20_Link" text:visited-style-name="Index_20_Link">Non programmable specification<text:tab/>11</text:a></text:p>
          <text:p text:style-name="P141"><text:a xlink:type="simple" xlink:href="#__RefHeading___Toc1354_2868138615" text:style-name="Index_20_Link" text:visited-style-name="Index_20_Link">The pricing,<text:tab/>12</text:a></text:p>
          <text:p text:style-name="P141"><text:a xlink:type="simple" xlink:href="#__RefHeading___Toc1356_2868138615" text:style-name="Index_20_Link" text:visited-style-name="Index_20_Link">The design<text:tab/>12</text:a></text:p>
        </text:index-body>
      </text:table-of-content>
      <text:p text:style-name="P132"><text:soft-page-break/></text:p>
      <text:h text:style-name="P163" text:outline-level="2"><text:bookmark-start text:name="__RefHeading___Toc1322_2868138615"/>Uses cases :<text:bookmark-end text:name="__RefHeading___Toc1322_2868138615"/></text:h>
      <text:p text:style-name="P114"/>
      <text:p text:style-name="P130">As a father/mother/parents, to let memories to your children and relatives that will not be linked to the possible event<text:span text:style-name="T126">s</text:span> of your demise.</text:p>
      <text:p text:style-name="P130">As a possessor of a valuable that does not have physical existence, <text:span text:style-name="T110">(i.e. </text:span>important files, access codes, security key, login accounts…<text:span text:style-name="T110">)</text:span> <text:span text:style-name="T110">y</text:span>ou <text:span text:style-name="T110">may </text:span>want to pass them down no mater what BUT with a few conditions <text:span text:style-name="T110">(like your demise)</text:span>.</text:p>
      <text:p text:style-name="P48">As anyone w<text:span text:style-name="T110">o</text:span>ndering for the future you <text:span text:style-name="T63">w</text:span>ant to create a time <text:span text:style-name="T63">capsule</text:span> of data that will be <text:span text:style-name="T111">shared</text:span> between <text:span text:style-name="T63">friends</text:span> and family <text:span text:style-name="T111">or maybe just</text:span> yourself.</text:p>
      <text:p text:style-name="P48"/>
      <text:p text:style-name="P49">As a grandparent/aged parent you want your (<text:span text:style-name="T86">already born</text:span> or not) <text:span text:style-name="T95">grand-children</text:span> to have something of you, even if they <text:span text:style-name="T87">will </text:span>never see you.</text:p>
      <text:p text:style-name="P49">...</text:p>
      <text:h text:style-name="P163" text:outline-level="2"><text:bookmark-start text:name="__RefHeading___Toc1326_2868138615"/>List <text:span text:style-name="T12">of basic</text:span> requirements:<text:bookmark-end text:name="__RefHeading___Toc1326_2868138615"/></text:h>
      <text:p text:style-name="P85"/>
      <text:p text:style-name="P83"><text:tab/>long time information <text:span text:style-name="T47">storage</text:span> (must be the same as written after 30 years)</text:p>
      <text:p text:style-name="P83"><text:tab/>unique writers (only the one making his testimony can edit it)</text:p>
      <text:p text:style-name="P83"><text:tab/>multiples view (any one can be concern by the will)</text:p>
      <text:p text:style-name="P83"><text:tab/><text:span text:style-name="T59">good identification of receivers</text:span></text:p>
      <text:p text:style-name="P83"><text:tab/>multiples editions</text:p>
      <text:p text:style-name="P83"><text:tab/><text:span text:style-name="T3">access only </text:span>after a specific event</text:p>
      <text:p text:style-name="P83"><text:tab/><text:span text:style-name="T62">trigger by event under many different conditions</text:span></text:p>
      <text:p text:style-name="P83"><text:tab/>once this event occurred can need over specifications (<text:span text:style-name="T7">birthdays</text:span>, we<text:span text:style-name="T7">e</text:span>ding …<text:span text:style-name="T7">)</text:span></text:p>
      <text:p text:style-name="P83"><text:tab/></text:p>
      <text:p text:style-name="P7"><text:span text:style-name="T85">(</text:span>ability to reed any type of file that it received through time, may included software to do so.<text:span text:style-name="T85">)</text:span></text:p>
      <text:p text:style-name="P84"><text:span text:style-name="T47">I</text:span>t also need the data to be accessible only by a few individual an<text:span text:style-name="T47">d under</text:span> specifics conditions, this conditions could be the demise of the creator or a specific event or date.<text:tab/></text:p>
      <text:p text:style-name="P84"/>
      <text:p text:style-name="P133">The intended audience are adults over 40 years old and willing to let some information in additions to pictures, videos or audio <text:span text:style-name="T106">files</text:span>.</text:p>
      <text:p text:style-name="P8"><text:tab/>The general structure of the <text:span text:style-name="T9">project</text:span> <text:span text:style-name="T9">require</text:span> <text:span text:style-name="T9">an app/web page able to encrypt data and communicate with a standard database and a cold storage database.</text:span></text:p>
      <text:p text:style-name="P9">The actors are the sender Client, the receiver Client, the application and the storage.</text:p>
      <text:p text:style-name="P9">To allowed the data to be really confidential and <text:span text:style-name="T10">to prevent leaks, the key to identify the receiver will be transmit by other mean than the app if this receiver Client is not yet register.</text:span></text:p>
      <text:p text:style-name="P10">This is the first lock that we provide, no one, but the sender and receivers Clients can re<text:span text:style-name="T111">a</text:span>d the da<text:span text:style-name="T14">t</text:span>a stores (not even the app itself).</text:p>
      <text:p text:style-name="P10">The second lock is create in accord between the app and the sender, the sender Client set conditions under witch the data can (or can not) be read. <text:span text:style-name="T13">This lock can only be lift by the application server.</text:span></text:p>
      <text:h text:style-name="P136" text:outline-level="3"><text:soft-page-break/></text:h>
      <text:h text:style-name="P136" text:outline-level="3"><text:bookmark-start text:name="__RefHeading___Toc1358_2868138615"/>U<text:span text:style-name="T89">nique </text:span>S<text:span text:style-name="T89">elling </text:span>P<text:span text:style-name="T89">oints</text:span> :<text:bookmark-end text:name="__RefHeading___Toc1358_2868138615"/></text:h>
      <text:p text:style-name="P52"><text:tab/>T<text:span text:style-name="T88">h</text:span>e possibility to schedule data <text:span text:style-name="T127">over long period</text:span>, <text:span text:style-name="T67">and the possibility to send data to non-existing <text:s/>peoples</text:span></text:p>
      <text:p text:style-name="P52"/>
      <text:h text:style-name="P135" text:outline-level="3"><text:bookmark-start text:name="__RefHeading___Toc1328_2868138615"/>The <text:span text:style-name="T112">mains </text:span>functions list :<text:bookmark-end text:name="__RefHeading___Toc1328_2868138615"/></text:h>
      <text:p text:style-name="P134"/>
      <text:p text:style-name="P12"><draw:frame text:anchor-type="paragraph" draw:z-index="1" draw:name="Shape3" draw:style-name="gr2" draw:text-style-name="P171" svg:width="3.3453in" svg:height="2.6531in" svg:x="3.8063in" svg:y="-0.1217in"><draw:text-box><text:p text:style-name="P169"><text:span text:style-name="T134">the main DB should:</text:span></text:p><text:p text:style-name="P169"><text:span text:style-name="T135"/></text:p><text:p text:style-name="P169"><text:span text:style-name="T135">-allowed registration and connection</text:span></text:p><text:p text:style-name="P169"><text:span text:style-name="T135">-keep the small data of the client </text:span></text:p><text:p text:style-name="P169"><text:span text:style-name="T135"><text:tab/></text:span><text:span text:style-name="T135">(list of events, receivers, links to data)</text:span></text:p><text:p text:style-name="P169"><text:span text:style-name="T135">-allowed access and writing on this data</text:span></text:p><text:p text:style-name="P169"><text:span text:style-name="T135">-keep bequests with a schedule of the dates</text:span></text:p><text:p text:style-name="P169"><text:span text:style-name="T135">-can send messages when an event leading to a </text:span><text:span text:style-name="T135">bequest occurred</text:span></text:p><text:p text:style-name="P169"><text:span text:style-name="T135">RESTfull DB?</text:span></text:p><text:p text:style-name="P169"><text:span text:style-name="T135"/></text:p><text:p text:style-name="P169"><text:span text:style-name="T134">the cold storage should:</text:span></text:p><text:p text:style-name="P169"><text:span text:style-name="T135">-keep only the data file created by clients</text:span></text:p><text:p text:style-name="P169"><text:span text:style-name="T135">-can be query </text:span></text:p><text:p text:style-name="P169"><text:span text:style-name="T135">-can be modify</text:span></text:p></draw:text-box></draw:frame><draw:frame text:anchor-type="paragraph" draw:z-index="0" draw:name="Shape2" draw:style-name="gr1" draw:text-style-name="P171" svg:width="3.7815in" svg:height="5.237in" svg:x="-0.0689in" svg:y="-0.1146in"><draw:text-box><text:p text:style-name="P169"><text:span text:style-name="T134">the app should:</text:span></text:p><text:p text:style-name="P169"><text:span text:style-name="T135">-create user</text:span></text:p><text:p text:style-name="P169"><text:span text:style-name="T135">-connect</text:span></text:p><text:p text:style-name="P169"><text:span text:style-name="T135"/></text:p><text:p text:style-name="P169"><text:span text:style-name="T135">-add a key to access data (received from the app or </text:span><text:span text:style-name="T135">any other IDP)</text:span></text:p><text:p text:style-name="P169"><text:span text:style-name="T135">-get data file (and decrypt them)</text:span></text:p><text:p text:style-name="P169"><text:span text:style-name="T135"/></text:p><text:p text:style-name="P169"><text:span text:style-name="T135">-create data file(to be encrypted before to be sent)</text:span></text:p><text:p text:style-name="P169"><text:span text:style-name="T135">-encrypt data file</text:span></text:p><text:p text:style-name="P169"><text:span text:style-name="T135">-sent data file</text:span></text:p><text:p text:style-name="P169"><text:span text:style-name="T135"/></text:p><text:p text:style-name="P169"><text:span text:style-name="T135">-create bequest (/asset) </text:span></text:p><text:p text:style-name="P169"><text:span text:style-name="T135"/></text:p><text:p text:style-name="P169"><text:span text:style-name="T135">-add receivers</text:span></text:p><text:p text:style-name="P169"><text:span text:style-name="T135"/></text:p><text:p text:style-name="P169"><text:span text:style-name="T135">create special event ( additional)</text:span></text:p><text:p text:style-name="P169"><text:span text:style-name="T135">send bequest with </text:span></text:p><text:p text:style-name="P169"><text:span text:style-name="T135"><text:tab/></text:span><text:span text:style-name="T135">-receiver.s</text:span></text:p><text:p text:style-name="P169"><text:span text:style-name="T135"><text:tab/></text:span><text:span text:style-name="T135">-events</text:span></text:p><text:p text:style-name="P169"><text:span text:style-name="T135"><text:tab/></text:span><text:span text:style-name="T135">-specification:</text:span></text:p><text:p text:style-name="P169"><text:span text:style-name="T135"><text:tab/></text:span><text:span text:style-name="T135"><text:tab/></text:span><text:span text:style-name="T135"> <text:s text:c="2"/></text:span><text:span text:style-name="T135">hidden or not</text:span></text:p><text:p text:style-name="P169"><text:span text:style-name="T135"><text:tab/></text:span><text:span text:style-name="T135"><text:tab/></text:span><text:span text:style-name="T135">time to recover</text:span></text:p><text:p text:style-name="P169"><text:span text:style-name="T135"><text:tab/></text:span><text:span text:style-name="T135">-address, if known for a duplicate of the bequest </text:span><text:span text:style-name="T135">(or an invitation to the app with key)</text:span></text:p><text:p text:style-name="P169"><text:span text:style-name="T135"><text:tab/></text:span><text:span text:style-name="T135">-list of data file to link, possibly a description for </text:span><text:span text:style-name="T135">each</text:span></text:p><text:p text:style-name="P170"><text:span text:style-name="T135"><text:tab/></text:span><text:span text:style-name="T135">-a message of presentation (could be the main </text:span><text:span text:style-name="T135">content of the mail)</text:span></text:p><text:p text:style-name="P170"><text:span text:style-name="T135">-edit a bequest</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The application should be easy to find and well ranked in browser <text:span text:style-name="T42">recherche</text:span> as well as in the Apple-store or the app store.</text:p>
      <text:p text:style-name="P37">The text in the app should be at least in English but <text:span text:style-name="T52">translation</text:span> would be <text:span text:style-name="T52">appreciate</text:span> (<text:span text:style-name="T52">Spanish</text:span>, <text:span text:style-name="T52">German</text:span>, <text:span text:style-name="T52">F</text:span>rench… ) (and on Asian language… ?)</text:p>
      <text:p text:style-name="P11"/>
      <text:h text:style-name="P167" text:outline-level="1"><text:bookmark-start text:name="__RefHeading___Toc1330_2868138615"/><text:bookmark-end text:name="__RefHeading___Toc1330_2868138615"/></text:h>
      <text:h text:style-name="Heading_20_2" text:outline-level="2"><text:bookmark-start text:name="__RefHeading___Toc1332_2868138615"/><text:span text:style-name="T90">Proposition of </text:span>Description:<text:bookmark-end text:name="__RefHeading___Toc1332_2868138615"/></text:h>
      <text:p text:style-name="P66"/>
      <text:p text:style-name="P82"><text:span text:style-name="T56">1</text:span>)</text:p>
      <text:p text:style-name="P67"><text:tab/>This app allowed you to secure personal data that you want your relatives to received.</text:p>
      <text:p text:style-name="P67">You can add any condition <text:span text:style-name="T51">to</text:span> the <text:s/><text:span text:style-name="T51">send-off,</text:span> specific<text:span text:style-name="T51">s</text:span> date, event… </text:p>
      <text:p text:style-name="P67"><text:s/>And you are insure that no one but you and the one you <text:span text:style-name="T51">will chose</text:span> <text:span text:style-name="T51">w</text:span>ould access this data.</text:p>
      <text:p text:style-name="P68">(214)</text:p>
      <text:p text:style-name="P69">The point is to keep <text:span text:style-name="T51">it</text:span> <text:span text:style-name="T44">all </text:span>in a <text:span text:style-name="T51">digital </text:span>safe-box, <text:s/><text:span text:style-name="T44">for years and </text:span>decades. Think of it as a chest in your attic that can never be damage and on witch you set the condition to open it. </text:p>
      <text:p text:style-name="P68">(348)</text:p>
      <text:p text:style-name="P70">You can create different legacy for different peoples and even set regular sending (like a birthday celebration every years). <text:span text:style-name="T44">Or simply used it as a time capsule for your dear memories.</text:span></text:p>
      <text:p text:style-name="P70"><text:s/>“<text:span text:style-name="T44">Save the past for</text:span> the future, <text:span text:style-name="T44">and do it</text:span> now”.</text:p>
      <text:p text:style-name="P68">(558)</text:p>
      <text:p text:style-name="P13">(nbr of characters)</text:p>
      <text:p text:style-name="P13"/>
      <text:p text:style-name="P13"/>
      <text:p text:style-name="P15"><text:span text:style-name="T56">2</text:span>)</text:p>
      <text:p text:style-name="P15"><text:tab/>Have you eve<text:span text:style-name="T128">r</text:span> wander how to give your loved-one the best memories of yourself in the event of you disappearance? Have you ever w<text:span text:style-name="T129">ished</text:span> to be present at your grand-son wedding whatever happen?</text:p>
      <text:p text:style-name="P16">This app gi<text:span text:style-name="T91">ve</text:span> it all to you! You will be able to schedule event and add conditions in order to reach your close relatives (or any one you like) <text:span text:style-name="T130">under any circumstances</text:span>.</text:p>
      <text:p text:style-name="P17">(29<text:span text:style-name="T130">2</text:span>)</text:p>
      <text:p text:style-name="P16"><text:s/>It create a numeric safe in which you can add anything, from videos to sensitive file with the insurance that it could only be read at the exact time and by the exact persons that you have set.</text:p>
      <text:p text:style-name="P17">(44<text:span text:style-name="T91">8</text:span>)</text:p>
      <text:p text:style-name="P17"/>
      <text:p text:style-name="P17"/>
      <text:p text:style-name="P36"><text:span text:style-name="T57">3</text:span>)</text:p>
      <text:p text:style-name="P18"><text:tab/><text:span text:style-name="T50">You want to create a digital inheritance, to transmit with certainty memories through time to your relatives, families, loved ones?</text:span></text:p>
      <text:p text:style-name="P35"><text:s/>This app give you this possibility! You can add data to our storage and we will give it to anyone you indicate us and with any conditions that you set, should they wait until there majority, there wedding or even there birth <text:s/>we will be there to inform them of your will and give them what you wanted.</text:p>
      <text:p text:style-name="P34"><text:s/>(356)</text:p>
      <text:p text:style-name="P44"/>
      <text:p text:style-name="P13"/>
      <text:p text:style-name="P71">Key words:</text:p>
      <text:p text:style-name="P71">legacy, bequest, time-capsule, long storage, preserve history/ memory/ data, <text:span text:style-name="T15">secure, safe, </text:span><text:span text:style-name="T28">insure will, numeric memories</text:span></text:p>
      <text:p text:style-name="P14">...</text:p>
      <text:p text:style-name="P14"/>
      <text:h text:style-name="P137" text:outline-level="3"><text:bookmark-start text:name="__RefHeading___Toc1334_2868138615"/>Name ideas <text:span text:style-name="T98">and concepts</text:span>:<text:bookmark-end text:name="__RefHeading___Toc1334_2868138615"/></text:h>
      <text:p text:style-name="P19">At first I was looking for <text:span text:style-name="T61">English</text:span> equivalent of the french concept ‘la vieille malle au fond du grenier’</text:p>
      <text:p text:style-name="P73"><text:span text:style-name="T16">This name </text:span><text:span text:style-name="T29">will </text:span><text:span text:style-name="T16">mainly be understand by the </text:span>Westerners.</text:p>
      <text:p text:style-name="P73"/>
      <text:p text:style-name="P81"><text:soft-page-break/>The geode could be a good image, a hollow stone that take time to create and contains beautiful crystals that can only bee reveled once open.</text:p>
      <text:p text:style-name="P73"/>
      <text:p text:style-name="P112">We could try to closed up with Svalbard, the international life long-<text:span text:style-name="T92">time</text:span> seed storage. With ice blue <text:span text:style-name="T93">colors</text:span> and ‘cold storage’… <text:span text:style-name="T93">(even if ‘digital Svalbard’ already exist)</text:span></text:p>
      <text:p text:style-name="P112"/>
      <text:p text:style-name="P80">Name could be:</text:p>
      <text:p text:style-name="P80">-time coffer (maybe to close to coffin?)</text:p>
      <text:p text:style-name="P80">-life safe (does not sound good)</text:p>
      <text:p text:style-name="P80">time safe already exist </text:p>
      <text:p text:style-name="P80">Chest/Trunk <text:span text:style-name="T61">could be</text:span> a little old or too body-oriented (we could play with it : ‘put your heart in you chest’ who knows...)</text:p>
      <text:p text:style-name="P21"/>
      <text:p text:style-name="P33">-memoryGeode</text:p>
      <text:p text:style-name="P34">-DigitalGeode</text:p>
      <text:p text:style-name="P34">‘write your memories in stone and keep it crystal clear.’</text:p>
      <text:p text:style-name="P34"/>
      <text:p text:style-name="P20"/>
      <text:p text:style-name="P14"/>
      <text:h text:style-name="Heading_20_3" text:outline-level="3"><text:bookmark-start text:name="__RefHeading___Toc1336_2868138615"/><text:span text:style-name="T43">competitors</text:span>:<text:bookmark-end text:name="__RefHeading___Toc1336_2868138615"/></text:h>
      <text:p text:style-name="P72"><text:a xlink:type="simple" xlink:href="https://www.legacyshare.com/faq/" text:style-name="Internet_20_link" text:visited-style-name="Visited_20_Internet_20_Link">https://www.legacyshare.com/faq/</text:a></text:p>
      <text:p text:style-name="P72"/>
      <text:p text:style-name="P72"><text:a xlink:type="simple" xlink:href="https://www.legacystories.org/" text:style-name="Internet_20_link" text:visited-style-name="Visited_20_Internet_20_Link">https://www.legacystories.org/</text:a></text:p>
      <text:p text:style-name="P72"/>
      <text:p text:style-name="P72">already existing time <text:span text:style-name="T45">capsule</text:span> app/site</text:p>
      <text:p text:style-name="P72"/>
      <text:p text:style-name="P72"><text:a xlink:type="simple" xlink:href="https://incubateapp.com/" text:style-name="Internet_20_link" text:visited-style-name="Visited_20_Internet_20_Link">https://incubateapp.com/</text:a></text:p>
      <text:p text:style-name="P72">25years ma<text:span text:style-name="T70">x</text:span> of <text:span text:style-name="T45">insurance</text:span></text:p>
      <text:p text:style-name="P72"/>
      <text:p text:style-name="P72"><text:a xlink:type="simple" xlink:href="https://www.miigen.com/" text:style-name="Internet_20_link" text:visited-style-name="Visited_20_Internet_20_Link">https://www.miigen.com/</text:a></text:p>
      <text:p text:style-name="P72">“We use reasonable commercial <text:span text:style-name="T71">endeavors</text:span> in our provision of Storage, but do not provide any guarantees as to the availability, speed of access to or reliability of the storage we provide.”</text:p>
      <text:p text:style-name="P72"/>
      <text:p text:style-name="P72"><text:span text:style-name="T46">(</text:span><text:a xlink:type="simple" xlink:href="http://thehumancodex.com/" text:style-name="Internet_20_link" text:visited-style-name="Visited_20_Internet_20_Link">http://thehumancodex.com/</text:a> <text:span text:style-name="T46">)</text:span></text:p>
      <text:p text:style-name="P59"/>
      <text:p text:style-name="P59"/>
      <text:p text:style-name="P60">Non scheduled </text:p>
      <text:p text:style-name="P59"><text:a xlink:type="simple" xlink:href="https://www.everplans.com/#/" text:style-name="Internet_20_link" text:visited-style-name="Visited_20_Internet_20_Link">https://www.everplans.com/#/</text:a></text:p>
      <text:p text:style-name="P59"/>
      <text:p text:style-name="P60">for companies </text:p>
      <text:p text:style-name="P59"><text:a xlink:type="simple" xlink:href="http://www.aftersteps.com/" text:style-name="Internet_20_link" text:visited-style-name="Visited_20_Internet_20_Link">http://www.aftersteps.com/</text:a> </text:p>
      <text:p text:style-name="P59"/>
      <text:p text:style-name="P60">Does not exist anymore? </text:p>
      <text:p text:style-name="P59"><text:a xlink:type="simple" xlink:href="http://www.principledheart.com/" text:style-name="Internet_20_link" text:visited-style-name="Visited_20_Internet_20_Link">http://www.principledheart.com</text:a></text:p>
      <text:p text:style-name="P59"/>
      <text:p text:style-name="P62">It is note here that no mean to create real legal documents will be intent <text:s/>as this service is too much depending of locals low and when this is allowed many services already exist. A message from the app can lead to some form of legal will but we can not under any circumstances be hold responsible for <text:s/>this type of documents.</text:p>
      <text:h text:style-name="P167" text:outline-level="1"><text:bookmark-start text:name="__RefHeading___Toc1338_2868138615"/>Specifications :<text:bookmark-end text:name="__RefHeading___Toc1338_2868138615"/></text:h>
      <text:h text:style-name="Heading_20_2" text:outline-level="2"><text:bookmark-start text:name="__RefHeading___Toc1340_2868138615"/><text:s/><text:span text:style-name="T96">programmable specification:</text:span><text:bookmark-end text:name="__RefHeading___Toc1340_2868138615"/></text:h>
      <text:p text:style-name="P22"/>
      <text:h text:style-name="P137" text:outline-level="3"><text:bookmark-start text:name="__RefHeading___Toc1342_2868138615"/>The identification,<text:bookmark-end text:name="__RefHeading___Toc1342_2868138615"/></text:h>
      <text:h text:style-name="P168" text:outline-level="4"><text:bookmark-start text:name="__RefHeading___Toc1360_2868138615"/>Different possibilities:<text:bookmark-end text:name="__RefHeading___Toc1360_2868138615"/></text:h>
      <text:p text:style-name="P23"><text:span text:style-name="T48"><text:tab/>T</text:span>o address an asset to the right person it is important to have a mean to identify it with <text:s/>almost no errors. To do so we should propose multiples means, including :</text:p>
      <text:p text:style-name="P23"/>
      <text:p text:style-name="P28"><text:tab/>-A key code, an identification private key, generate by the app and given by hand from the creator to the receiver. This allowed a good security against attack form other party at the condition that the key is well store and preserved.</text:p>
      <text:p text:style-name="P28"><text:s/><text:span text:style-name="T108">( the support can be multiples, .pdf is good but why not a paying feature to get a smart card? This can be accessible with a card reader or a smartphone with con tactless technology. This is a more trusted and durable token than a paper or digital document.)</text:span></text:p>
      <text:p text:style-name="P22"/>
      <text:p text:style-name="P22"><text:tab/>-An already existing user of the app, this case is the easiest to treat as the link is immediately done in our DB. <text:span text:style-name="T72">Or through the friend of a friend? If the person is already identify by someone else it could be possible to align yourself with this identification (in this case an information on the liability of the identification have to be display).</text:span></text:p>
      <text:p text:style-name="P22"/>
      <text:p text:style-name="P86"><text:span text:style-name="T38"><text:tab/>-A for</text:span><text:span text:style-name="T39">m</text:span><text:span text:style-name="T38">, created by the creator, that preserved against key lose </text:span><text:span text:style-name="T40">but still count that the receiver will be reach through a mean of communication (it can be a mail, a message, or a paper left behind by the creator). </text:span><text:span text:style-name="T41">(even if a little twisted in the advance option of the form multiples path could be created in order to identify all your family in one form…)</text:span></text:p>
      <text:p text:style-name="P26"/>
      <text:p text:style-name="P116"><text:span text:style-name="T15"><text:tab/>-</text:span><text:span text:style-name="T35">An Biometric recognition, different </text:span><text:span text:style-name="T36">possibilities</text:span><text:span text:style-name="T35"> </text:span><text:span text:style-name="T36">exists</text:span><text:span text:style-name="T35">, they are presented in an </text:span><text:span text:style-name="T37">annex</text:span><text:span text:style-name="T35"> document (BiometricAPI).</text:span></text:p>
      <text:p text:style-name="P95"/>
      <text:p text:style-name="P96"><text:tab/>-An other way could be to use the relations to create a godfather system, an already strongly identify member could send invitation instead of a dead relatives. (even maybe with the <text:span text:style-name="T58">explicit</text:span> <text:span text:style-name="T58">authorization</text:span> of the dead person) <text:span text:style-name="T102">( why not let the possibility to say, ‘to xxx’ if identify by a relative of mine)</text:span></text:p>
      <text:p text:style-name="P96"/>
      <text:p text:style-name="P96"><text:tab/>-<text:span text:style-name="T104">Microsoft passport, they could become a thing, and if they did it would be wise to add them as IDP.</text:span></text:p>
      <text:p text:style-name="P25"/>
      <text:p text:style-name="P57"><text:tab/>-National IDP could be used (or proposed) for registration, it can be quite ling as they are all different in each country. <text:span text:style-name="T68">(e.g. </text:span><text:a xlink:type="simple" xlink:href="https://blogs.forgerock.org/aggregator/?cat=557" text:style-name="Internet_20_link" text:visited-style-name="Visited_20_Internet_20_Link"><text:span text:style-name="T68">https://blogs.forgerock.org/aggregator/?cat=557</text:span></text:a><text:span text:style-name="T68"> <text:s/>, </text:span><text:a xlink:type="simple" xlink:href="https://docs.cmtelecom.com/itsme/v1" text:style-name="Internet_20_link" text:visited-style-name="Visited_20_Internet_20_Link"><text:span text:style-name="T68">https://docs.cmtelecom.com/itsme/v1</text:span></text:a><text:span text:style-name="T68"> … those two IDP from France and Belgium are quite recent, only a small year of existence an so not yet largely used)</text:span></text:p>
      <text:p text:style-name="P58">A document (<text:span text:style-name="T105">National IDP-API guideline</text:span>) <text:s/>developed this matter and the different way to implement it.</text:p>
      <text:p text:style-name="P25"/>
      <text:p text:style-name="P117">The idea is to allowed a good account recovery even for peoples with no account before.</text:p>
      <text:p text:style-name="P118">With a few simple question (that could be auto generate, like name a few relatives and check matches with ones already in DB)</text:p>
      <text:p text:style-name="P61"/>
      <text:p text:style-name="P22"><text:soft-page-break/></text:p>
      <text:h text:style-name="P168" text:outline-level="4"><text:bookmark-start text:name="__RefHeading___Toc1362_2868138615"/>Security:<text:bookmark-end text:name="__RefHeading___Toc1362_2868138615"/></text:h>
      <text:p text:style-name="P45"><text:tab/>Any mean of communication could be add, mail, phone number, (social media?) … But they can only be reminders, and are not enough for the information to pass to the receiver.</text:p>
      <text:p text:style-name="P24"/>
      <text:p text:style-name="P29">The usual way, in legals papers is to name someone with the relation he has to you… </text:p>
      <text:p text:style-name="P55">To add relative is a clean and quite secure way to ensure your <text:span text:style-name="T101">identity</text:span> without giving-up too much privacy, an inheritance system could allowed someone to give someone-else partial or complete identification. (e.g. if your uncles and sister accept <text:s/>to be linked to you you are certainly the one you <text:span text:style-name="T100">claim</text:span> to be)</text:p>
      <text:p text:style-name="P30"/>
      <text:p text:style-name="P30">A urgent, or worst case scenario could be to let the user send us a proof that they are indeed the one with a birth certificate, a wedding note, a family book… This is a costly step an should not be used as standard.( but point out the importance to add reliable information in the app as specifying that “Marie” is your daughter)</text:p>
      <text:p text:style-name="P29"/>
      <text:p text:style-name="P53">To prevent fraud some active security can be add, by example by requiring an asset you (at least implicitly) declare your relation with this person. If multiples people with the same name require the same link it is obviously a fraud and we should ask a deeper verification for all of them.</text:p>
      <text:p text:style-name="P29"/>
      <text:h text:style-name="P168" text:outline-level="4"><text:bookmark-start text:name="__RefHeading___Toc1364_2868138615"/>note: <text:bookmark-end text:name="__RefHeading___Toc1364_2868138615"/></text:h>
      <text:p text:style-name="P47"><text:tab/><text:span text:style-name="T103">A verification message could be send a regular time (eg: every years) to make sure that contact info are still up to date. Can be sent to the creator or to a close/chosen relative if the creator does not respond/is already declared dead. (this mean that you could declare a relative “major link” and in case of doubt or death it leave us a contact to ensure that all is correct). <text:s/></text:span></text:p>
      <text:p text:style-name="P47"/>
      <text:p text:style-name="P47"><text:tab/>As you can set peoples that does not yet exist some identification can not be used. In this case prefer token, in paper, digital or through the app to a relative already identify. </text:p>
      <text:p text:style-name="P46">You can use the DNA way if you want, it is by fat the mast expensive mean but it allowed to create asset for peoples on the unique assumption that they have a biological link to you. Of course the more data is added the more precise and sure we will be. It must be point out that if many use this mean a large database will be needed and with a q<text:span text:style-name="T59">uick access (or not that slow). And it will require some computation (even if it is highly improbable that they all require there test at the same time). </text:span></text:p>
      <text:p text:style-name="P29"/>
      <text:p text:style-name="P27">A configuration (optional) could be to create not only individual but a group that could be accessible by many different accounts.(eg: if I want to le<text:span text:style-name="T60">f</text:span>t a message to my whole promotion I do not want to create 160 profiles but a group 'promotion' that could be accessible by multiples accounts)</text:p>
      <text:p text:style-name="P29"/>
      <text:p text:style-name="P54"><text:span text:style-name="T99">An </text:span><text:s/>identification <text:span text:style-name="T99">process </text:span>can take place at the creation of the account, <text:s/>or once the account is created in the add new asset. <text:span text:style-name="T99">This allowed to skip a too long identification or a failed one to access some data that have well been unlock.</text:span></text:p>
      <text:p text:style-name="P54">It does not seam impossible that two person set different identification process, in this case they can all be present at the creation <text:s/>(if the person is identify) or only one and then at each set of asset some more info will be ask.</text:p>
      <text:p text:style-name="P54">!<text:span text:style-name="T113">important! as pictures and video footage require for facial identification are quite heavy the database in witch they are stored can not be a slow cold storage neither our basic servers (that can not withstand a too large amount of data) </text:span></text:p>
      <text:p text:style-name="P54"/>
      <text:p text:style-name="P50"><text:soft-page-break/>PS: The identification can be linked to a person (or a group) but it could also be linked to an asset in fact.</text:p>
      <text:p text:style-name="P29"/>
      <text:p text:style-name="P29"/>
      <text:h text:style-name="P137" text:outline-level="3"><text:bookmark-start text:name="__RefHeading___Toc1344_2868138615"/>The event manager,<text:bookmark-end text:name="__RefHeading___Toc1344_2868138615"/></text:h>
      <text:p text:style-name="P131">Type of standard events:</text:p>
      <text:p text:style-name="P31"><text:tab/>Events can be of <text:span text:style-name="T64">four</text:span> types,</text:p>
      <text:p text:style-name="P31"><text:tab/>-They can simpl<text:span text:style-name="T107">y be</text:span> absolute date, a software check regularly on our server that an event is schedule and trigger his linked assets <text:span text:style-name="T107">when the time come</text:span>.</text:p>
      <text:p text:style-name="P31"><text:tab/>-They can be relative date. <text:span text:style-name="T107">I</text:span>n this case the event linked is awaited-for, <text:span text:style-name="T107">only</text:span> then are <text:span text:style-name="T107">the events</text:span> added to the schedule as absolute<text:span text:style-name="T107">s</text:span> date<text:span text:style-name="T107">s</text:span>.</text:p>
      <text:p text:style-name="P32"><text:tab/>-<text:span text:style-name="T49">They can be specific legal events (birth, death, wedding ...) </text:span></text:p>
      <text:p text:style-name="P32">This specific event can be <text:s/>launch by an individual entrusted with it. (eg: a daughter can inform the system of her wedding or the birth of her child)</text:p>
      <text:p text:style-name="P74"><text:span text:style-name="T17">In some cases the legal </text:span><text:span text:style-name="T18">authority</text:span><text:span text:style-name="T17"> of a state can give us the information (eg: the National Death Record for the USA) </text:span><text:span text:style-name="T34">(API allowing us to do so are no that easy to come with)</text:span></text:p>
      <text:p text:style-name="P90"><text:span text:style-name="T17">T</text:span><text:span text:style-name="T15">he event could be an other type of public event, by example, if the french academy is given the event have a degree can be linked to our database. </text:span><text:span text:style-name="T22">This feature will require many time to implement properly, but if we asked specifically to a record of the result it could be possible to add this type of specification.</text:span></text:p>
      <text:p text:style-name="P88"><text:span text:style-name="T19"><text:tab/>-</text:span><text:span text:style-name="T20">An event can be linked to nothing. </text:span><text:span text:style-name="T34">By example</text:span><text:span text:style-name="T20"> the first time a specific action is made, </text:span><text:span text:style-name="T21">(eg: </text:span><text:span text:style-name="T20">if a tree is planted, </text:span><text:span text:style-name="T30">if Ana and Bob reconcile, </text:span><text:span text:style-name="T34">if Charls come back home…) </text:span><text:span text:style-name="T20"><text:s/>In this case the only way is a confirmation token given to someone who could use it with the app.</text:span></text:p>
      <text:p text:style-name="P38"/>
      <text:p text:style-name="P89"><text:span text:style-name="T20">-</text:span><text:span text:style-name="T19">An event can also be a Form, a series of questions created by the client with specific answers. </text:span><text:span text:style-name="T34">I</text:span><text:span text:style-name="T19">t is not there used as a ID checker but like a lock, </text:span><text:span text:style-name="T34">(</text:span><text:span text:style-name="T19">the possibilities are enormous, one can set a code layer, check if indeed he is dead by asking specific questions…)</text:span></text:p>
      <text:p text:style-name="P38"/>
      <text:p text:style-name="P56">the special event ‘death of client’ :</text:p>
      <text:p text:style-name="P38"/>
      <text:p text:style-name="P75"><text:span text:style-name="T22">The principal event is the death of the client, depending of the country different possibilities exist, but it will most likely be state by state… if we want a legal certificate without the assistance of a relative...</text:span><text:span text:style-name="T18"> </text:span></text:p>
      <text:p text:style-name="P39"/>
      <text:p text:style-name="P75"><text:span text:style-name="T18">“</text:span><text:a xlink:type="simple" xlink:href="https://search.ancestry.co.uk/search/category.aspx?cat=124" text:style-name="Internet_20_link" text:visited-style-name="Visited_20_Internet_20_Link">https://search.ancestry.co.uk/search/category.aspx?cat=124</text:a><text:span text:style-name="T18">”?</text:span></text:p>
      <text:p text:style-name="P87"><text:span text:style-name="T18">I</text:span><text:span text:style-name="T15">n fact </text:span><text:span text:style-name="T22">a few</text:span><text:span text:style-name="T15"> register a</text:span><text:span text:style-name="T22">re</text:span><text:span text:style-name="T15"> kept on the birth or death (and wedding) of peoples.</text:span></text:p>
      <text:p text:style-name="P87"><text:a xlink:type="simple" xlink:href="https://www.recordsapi.com/recordsapi.html" text:style-name="Internet_20_link" text:visited-style-name="Visited_20_Internet_20_Link"><text:span text:style-name="T15">https://www.recordsapi.com/recordsapi.html</text:span></text:a></text:p>
      <text:p text:style-name="P40">To access to someone death this public records can, in some cases be used.</text:p>
      <text:p text:style-name="P89"><text:span text:style-name="T22">O</text:span><text:span text:style-name="T15">ther ways exist, by example you could link it to your FB account and used their service as a trigger.</text:span></text:p>
      <text:p text:style-name="P56">(the google account have a similar feature.</text:p>
      <text:p text:style-name="P115"><text:span text:style-name="T19">O</text:span><text:span text:style-name="T15">r a primary layer could simply be of the type ‘push this button every month to say that you are still alive’ , this type of solution however can easily lead to errors if the client lose his ID, the internet connection for a long time, go to the hospital or prison… It is not reliable an </text:span><text:span text:style-name="T23">need</text:span><text:span text:style-name="T15"> an other message to reach confirmation.</text:span></text:p>
      <text:p text:style-name="P115"><text:span text:style-name="T15"><text:s/>The other confirmation could be a mail or message send to address preset by the user </text:span><text:span text:style-name="T33">the ‘</text:span><text:span text:style-name="T32">warrant’</text:span><text:span text:style-name="T15">.</text:span></text:p>
      <text:p text:style-name="P56">A token can also be generated (after all a death is an event) and give to any relative that will inform us of the event.</text:p>
      <text:p text:style-name="P41"/>
      <text:p text:style-name="P41"/>
      <text:h text:style-name="P137" text:outline-level="3"><text:bookmark-start text:name="__RefHeading___Toc1346_2868138615"/><text:soft-page-break/>The assets,<text:bookmark-end text:name="__RefHeading___Toc1346_2868138615"/></text:h>
      <text:p text:style-name="P91"><text:span text:style-name="T15"><text:tab/>An asset can be empty, can have no receiver? and no conditions. This is not the </text:span><text:span text:style-name="T24">standard</text:span><text:span text:style-name="T15"> uses for the assets, they should </text:span><text:span text:style-name="T30">usual</text:span><text:span text:style-name="T31">l</text:span><text:span text:style-name="T30">y</text:span><text:span text:style-name="T15"> reference a receiver (or many) from the Relative list and contain some Data from the personal space of the creator. In the absence of any event all receivers can read (and only read) <text:s/>the content of the linked data. This supposed that they have the app, if they do not, they need an authentication.</text:span></text:p>
      <text:p text:style-name="P42">An asset have no upper limit of relatives or events, but it should warn when events are in contradictions (eg, not before AND not after a date).</text:p>
      <text:p text:style-name="P92"><text:span text:style-name="T15">If someone received an identification key, he can enter it in the received Assets, it will show a result if successful but the result depend of two factors. First if all condition are completed he can access to the whole stored data in the Asset. If the condition are not yet fulfilled but that the asset was not hidden, the conditions for it to be reveled will be prompted. Else, if the asset was set as hidden all that can be seen is that the asset exist and is not yet accessible. </text:span><text:span text:style-name="T25">(even if all information of the asset are hidden the receiver should always have the certain confirmation that the key he enter was successfully process by the app).</text:span></text:p>
      <text:p text:style-name="P63">In concept an asset is just a bunch of metadata linking relatives, data and events.</text:p>
      <text:p text:style-name="P63"/>
      <text:p text:style-name="P64">To make a more precise and practical management of data and assets, an asset can contain an other if no cycle are created. This mean that any one receiving the father asset can get the son asset but a new layer of condition and receiver can take place.</text:p>
      <text:p text:style-name="P64">(e.g. for all my family, once I died, I let a goodbye video <text:s/>and an asset that will only be visible by all but mr <text:s/>and ms X and that will open after 2030)</text:p>
      <text:p text:style-name="P43"/>
      <text:p text:style-name="P51">Question, is an asset necessarily signed? Can we let the possibility for someone to send “anonymous” messages?</text:p>
      <text:p text:style-name="P51"/>
      <text:p text:style-name="P65"><text:tab/>PS: for a slightly strange use we could think of an option to add creator to an asset allowing <text:tab/>members of a family to create together a whole bundle of data for a relative.</text:p>
      <text:p text:style-name="P43"/>
      <text:h text:style-name="P137" text:outline-level="3"><text:bookmark-start text:name="__RefHeading___Toc1348_2868138615"/>The data,<text:bookmark-end text:name="__RefHeading___Toc1348_2868138615"/></text:h>
      <text:p text:style-name="P76"><text:span text:style-name="T26">Data are the backbones of the app, all start with them, it is important to ensure that they are secure and unalterable, what we give to client is in grand part composed of the certainty that it will stay long enough on our servers. The database may not be overflow with data but </text:span><text:span text:style-name="T27">they will certainly not be as structured as we would have like. Each client have a different way to sort his information, by asset, by time, by receiver… and will expect a correct </text:span>folder hierarchy <text:span text:style-name="T54">as he has created it.</text:span></text:p>
      <text:p text:style-name="P94">The Database (that can be refer in this document as ‘cold storage’) will need good backup and regular verification as the information store will not be used often and the users should never send error report about the DB. </text:p>
      <text:p text:style-name="P94">The common used data ( client identification, assets list…) should be in rapid access, maybe not in the same storage as the cold one.</text:p>
      <text:p text:style-name="P109">In all cases data stored by the client should be encrypted ans secure, on the other hand data concerning relative is most of the time (expect for group) public. The asset are all and completely private and encrypted, events are usually private but can be set public?.</text:p>
      <text:p text:style-name="P110">A public part of our website could include basic reader at least for the format of file that we provide (it may not be extremely useful but could help and be part of an advertisement campaign)</text:p>
      <text:p text:style-name="P76"/>
      <text:p text:style-name="P98">Note, if the identification Is done from a mobile that can not received the few Gb of data that he received , <text:span text:style-name="T65">or that the actual connection is not strong enough,</text:span> it should be possible to pass them to your <text:soft-page-break/>own storage, extending there life spawn to your own without transferring anything. And insuring that you will be able to keep it.</text:p>
      <text:p text:style-name="P97">(this could even became a financial support, a proposition, “do you want to download now or store them on your own space that you can buy for xx$)<text:span text:style-name="T65">(if we set a minimum price it is close to force sell but it is a viable strategy…)</text:span></text:p>
      <text:p text:style-name="P97"/>
      <text:p text:style-name="P97">encryption of confidential data?</text:p>
      <text:p text:style-name="P76"/>
      <text:p text:style-name="P77"><text:span text:style-name="T55">Possibility : </text:span>GridFS on MongoDB <text:span text:style-name="T55">for the user file system?</text:span></text:p>
      <text:h text:style-name="Heading_20_3" text:outline-level="3"><text:bookmark-start text:name="__RefHeading___Toc1622_2253236707"/><text:span text:style-name="T122">relatives</text:span> <text:bookmark-end text:name="__RefHeading___Toc1622_2253236707"/></text:h>
      <text:p text:style-name="P119">A relative is the representation of a person or a group of person that are linked to a creator.</text:p>
      <text:p text:style-name="P119">The data present for a person are at least a name.</text:p>
      <text:p text:style-name="P119"/>
      <text:h text:style-name="Heading_20_4" text:outline-level="4"><text:bookmark-start text:name="__RefHeading___Toc1624_2253236707"/><text:span text:style-name="T124">For individual</text:span> <text:bookmark-end text:name="__RefHeading___Toc1624_2253236707"/></text:h>
      <text:p text:style-name="P119">The data that can be add and are highly asked are:</text:p>
      <text:p text:style-name="P119"><text:tab/>-the full legal name of the person, <text:span text:style-name="T131">(sex?)</text:span></text:p>
      <text:p text:style-name="P119"><text:tab/>-the link existing between this person and the creator (ore an other already existing relative)</text:p>
      <text:p text:style-name="P120"><text:tab/>-a birth date</text:p>
      <text:p text:style-name="P120"><text:tab/>-<text:span text:style-name="T115">a country specificity ( by giving a really specific information (e.g. <text:s/>a social security number) <text:tab/>and asking for a national identification we will have a proper identification with few <text:tab/>information)</text:span></text:p>
      <text:p text:style-name="P120"/>
      <text:p text:style-name="P120">recognition data that can be added:</text:p>
      <text:p text:style-name="P120"><text:tab/>-means of contact (phone number, e mail address, Face book account, others?)</text:p>
      <text:p text:style-name="P120"><text:tab/>-biometric data (video, pictures, DNA files…)</text:p>
      <text:p text:style-name="P120"/>
      <text:p text:style-name="P124"><text:tab/>Massive files like t<text:span text:style-name="T116">h</text:span>is ones could be sent to the cold storage <text:span text:style-name="T116">until the time of the first asset <text:tab/>come? A specific storage may be needed.</text:span></text:p>
      <text:p text:style-name="P120"/>
      <text:p text:style-name="P120">other:</text:p>
      <text:p text:style-name="P120"><text:tab/>-a <text:span text:style-name="T117">specific</text:span> role (Executor <text:s/>(as legal therm in USA law), warrant (person to contact in case of <text:tab/>doubt))</text:p>
      <text:p text:style-name="P120"/>
      <text:p text:style-name="P157">Information that are not set by client</text:p>
      <text:p text:style-name="P157"><text:tab/>-how strong an individual is identify (it depend of the identification process, the number of process pass, the relative<text:span text:style-name="T132">s</text:span> that accept it…)</text:p>
      <text:p text:style-name="P157"><text:tab/>-Is he dead? (important Boolean that can not be set by the client…)</text:p>
      <text:p text:style-name="P157"/>
      <text:p text:style-name="P120"/>
      <text:p text:style-name="P121">The warrant is contact if the actual creator has not respond in time to a mandatory message (a life ping or a contact refresh)</text:p>
      <text:p text:style-name="P121">He will be able to say that the creator is dead (this is not necessary a trigger on it’s own. A certificate could be ask or a confirmation message sent to an other close relative)</text:p>
      <text:p text:style-name="P121">And update some means of communication if needed.</text:p>
      <text:p text:style-name="P121"/>
      <text:p text:style-name="P121">An executor is not considered as legal through this mean but is entrust by the creator to execute some tasks that can not be performed with just digital means.</text:p>
      <text:p text:style-name="P121">An executor is not necessary unique, it is just there to say that the relative have to do certain task (e.g. open a safe and read the legal will) </text:p>
      <text:p text:style-name="P121"><text:soft-page-break/></text:p>
      <text:p text:style-name="P122"><text:span text:style-name="T77"><text:tab/>note : </text:span><text:span text:style-name="T76">A key can only be linked to one individual, if a second count is created with the same key <text:tab/>a confrontation is created and both are asked a stronger identification (e.g. by asking a <text:tab/>common relative)</text:span></text:p>
      <text:p text:style-name="P129"/>
      <text:p text:style-name="P129">If only the name if fulfill the relative can be created but it is the duty of the creator to make sure that no <text:span text:style-name="T118">issues</text:span> will <text:span text:style-name="T118">append</text:span> at the identification of the relative.</text:p>
      <text:h text:style-name="P168" text:outline-level="4"><text:bookmark-start text:name="__RefHeading___Toc1626_2253236707"/>For group<text:bookmark-end text:name="__RefHeading___Toc1626_2253236707"/></text:h>
      <text:p text:style-name="P125">For a group and not an individual the issue is elsewhere,</text:p>
      <text:p text:style-name="P125"/>
      <text:p text:style-name="P129"><text:span text:style-name="T119">-If it </text:span>designate<text:span text:style-name="T119"> a legal group (i.e. a company, an organization…)</text:span></text:p>
      <text:p text:style-name="P126"><text:tab/>-the full legal name is al<text:span text:style-name="T120">so</text:span> <text:span text:style-name="T120">asked</text:span>. (possible the link, like “to <text:span text:style-name="T121">the</text:span> chess club <text:span text:style-name="T121">of the town of <text:tab/>Clamart</text:span>”, as <text:span text:style-name="T121">member</text:span>/treasurer/captain…)</text:p>
      <text:p text:style-name="P119"><text:tab/>-the link existing between this person and the creator (ore an other already existing relative)</text:p>
      <text:p text:style-name="P120"><text:tab/>-a <text:span text:style-name="T120">creation</text:span> date</text:p>
      <text:p text:style-name="P120"/>
      <text:p text:style-name="P120"><text:tab/>-<text:span text:style-name="T115">a country specificity may be add ( SIRET number)</text:span></text:p>
      <text:p text:style-name="P120"><text:tab/>-means of contact (phone number, e mail address, Facebook account, others?)</text:p>
      <text:p text:style-name="P126"/>
      <text:p text:style-name="P129"><text:span text:style-name="T121">-It can </text:span>designate<text:span text:style-name="T121"> a family or great part of it (to all my </text:span><text:span text:style-name="T76">descendant/ </text:span><text:span text:style-name="T78">to all my family/ to all the <text:s/>“O'Brien” part of my family/ to the “McLaughlin” clan... )</text:span></text:p>
      <text:p text:style-name="P144">In this case you can design a few peoples that are the root of the family and any peoples that will be linked to them as children or cousin (or other) will be considered as part of the family (or clan if they kept the family name) </text:p>
      <text:p text:style-name="P127"><text:span text:style-name="T76">Or with a DNA document </text:span><text:span text:style-name="T79">if </text:span><text:span text:style-name="T76">you want peoples that can be genetically linked to you (e.g. as children) to be the root of your family tree.</text:span></text:p>
      <text:p text:style-name="P144"/>
      <text:p text:style-name="P145">Note : this may be useless but it is a feature that we are in possibility to offer.</text:p>
      <text:p text:style-name="P144"/>
      <text:p text:style-name="P129"><text:span text:style-name="T78">-if it </text:span><text:span text:style-name="T76">designate</text:span><text:span text:style-name="T78"> an other type of group (e.g. school promotion, coworkers, all friends…) no actual </text:span><text:span text:style-name="T80">strong </text:span><text:span text:style-name="T78">identification ca be </text:span><text:span text:style-name="T80">created.</text:span></text:p>
      <text:p text:style-name="P129"><text:span text:style-name="T80">It can be a list added by the creator there, with the fewest information possible</text:span><text:span text:style-name="T78">.</text:span></text:p>
      <text:p text:style-name="P128"><text:span text:style-name="T78">I</text:span><text:span text:style-name="T76">t can simply be a fo</text:span><text:span text:style-name="T81">r</text:span><text:span text:style-name="T76">m to complete with <text:s/>a key that is wid</text:span><text:span text:style-name="T82">e</text:span><text:span text:style-name="T76">ly available </text:span><text:span text:style-name="T83">(and with multiple possible use) </text:span></text:p>
      <text:p text:style-name="P144"/>
      <text:p text:style-name="P123"><text:span text:style-name="T78">n</text:span><text:span text:style-name="T76">ote : the possibility to ‘add many’ should be created, by entering a table which first row would contain “NAME”, “SURNAME”, “TEL”, “EMAIL” (other could be add) will create as many relative as there is complete row in the file. (this allowed to enter something taken from a mailbox by example and ease the life of the client)</text:span></text:p>
      <text:p text:style-name="P146"/>
      <text:h text:style-name="Heading_20_4" text:outline-level="4"><text:bookmark-start text:name="__RefHeading___Toc1628_2253236707"/><text:span text:style-name="T123">Yourself</text:span><text:span text:style-name="T97">,</text:span> <text:bookmark-end text:name="__RefHeading___Toc1628_2253236707"/></text:h>
      <text:p text:style-name="P146">you are on of your relative, the only one that exist at the creation immediately and that can not be removed.</text:p>
      <text:p text:style-name="P146"/>
      <text:p text:style-name="P93"/>
      <text:h text:style-name="P137" text:outline-level="3"><text:bookmark-start text:name="__RefHeading___Toc1350_2868138615"/>Help<text:bookmark-end text:name="__RefHeading___Toc1350_2868138615"/></text:h>
      <text:p text:style-name="P108">The description of the app and explanation of the different features are to be explain and reachable. As the app is not mean for a daily use the “help” might be always present and visible (or at least in the <text:soft-page-break/>option of every page). An explanation of the use and purpose of <text:s/>the present page and functionality of each <text:span text:style-name="T75">present </text:span>button.</text:p>
      <text:p text:style-name="P108">(An exhaustive doc is often hard to read…)</text:p>
      <text:p text:style-name="P111">peoples will ask questions… from basic to strange feature,</text:p>
      <text:p text:style-name="P111">the main ones may be: “how do you insure my data?”, “how ca<text:span text:style-name="T133">n</text:span> I be confident giving you sensitive data?”, “how much time do you believe you will hold?”, “Can I be certain that my son/daughter/relative will access my data?”, “how can it even work with non existing person?”, “How do I inform you of my death?”, “What is a relative event? (and how is it different from a Absolute event?”… <text:span text:style-name="T84">(the FAQ doc answer this )</text:span></text:p>
      <text:p text:style-name="P111"/>
      <text:p text:style-name="P111"/>
      <text:p text:style-name="P111"/>
      <text:p text:style-name="P93"/>
      <text:p text:style-name="P93"/>
      <text:h text:style-name="P164" text:outline-level="2"/>
      <text:h text:style-name="P165" text:outline-level="2"><text:bookmark-start text:name="__RefHeading___Toc1352_2868138615"/>Non programmable specification<text:bookmark-end text:name="__RefHeading___Toc1352_2868138615"/></text:h>
      <text:p text:style-name="P93"/>
      <text:p text:style-name="P93"/>
      <text:h text:style-name="P137" text:outline-level="3"><text:bookmark-start text:name="__RefHeading___Toc1354_2868138615"/>The pricing,<text:bookmark-end text:name="__RefHeading___Toc1354_2868138615"/></text:h>
      <text:p text:style-name="P3"/>
      <text:p text:style-name="P79"><text:span text:style-name="T66"><text:tab/>The cost come from the cold database, with </text:span>$.0049 per GB/month ($4.99 per TB/month) <text:span text:style-name="T66">and the server (considering a cloud being standard price, 400$/month) 100 000 clients give 100 000*20*12*0.005 +400*20*12 =216000$ or less than 2$/client? For a 1Gb by client. </text:span></text:p>
      <text:p text:style-name="P100">For 0.5 man by month for support (paid 1400$/month)… 700*20*12 reach 360 000 rounded at 400 000 for the additional cost ( non counting marketing there) <text:s/>a 4$ for 20y and 100 000person is enough.</text:p>
      <text:p text:style-name="P78"/>
      <text:p text:style-name="P99">On principle a 10$ price should be implemented for 10 or 20 years.</text:p>
      <text:p text:style-name="P99">In case of <text:s/>failure and 10 000 clients the cost turn around 280 000$ or 28 $ for 20years… a 10$ for 10years make it still good.</text:p>
      <text:p text:style-name="P99"/>
      <text:p text:style-name="P99">In case of big failure and only 1000 client 96 000+168 000 268 000 <text:span text:style-name="T69">supported</text:span> by 1000, or around 13$ a year.</text:p>
      <text:p text:style-name="P78"><text:s/></text:p>
      <text:p text:style-name="P101">The payment method could be by simply having money on the app ant seeing it reduce as it is consomme it (by volume and by month) or to give subscriptions more clear to read but less flexible.</text:p>
      <text:p text:style-name="P101"/>
      <text:p text:style-name="P113">Note: with enough peoples (ie: around 10 000 at least) and a few decades the initial price of conception and disappear against the <text:s/>maintenance costs (servers and men).</text:p>
      <text:p text:style-name="P113"/>
      <text:p text:style-name="P159">Some of the features that require mush work, like the DNA recognition could be made only for “premium” customers.</text:p>
      <text:p text:style-name="P159"/>
      <text:p text:style-name="P160">The different concurrent does not have that much.</text:p>
      <text:p text:style-name="P101"/>
      <text:h text:style-name="P137" text:outline-level="3"><text:bookmark-start text:name="__RefHeading___Toc1356_2868138615"/>The design<text:bookmark-end text:name="__RefHeading___Toc1356_2868138615"/></text:h>
      <text:p text:style-name="P102"><text:tab/>An appealing design is needed, as well as a logo, a few icons, a template </text:p>
      <text:p text:style-name="P102">Basic <text:span text:style-name="T94">representation should give the sensation of</text:span> “trust and <text:span text:style-name="T114">long-</text:span>time”. </text:p>
      <text:p text:style-name="P102"><text:s/></text:p>
      <text:p text:style-name="P103">four basic icons for each part of the app ( relative, data, event, asset)</text:p>
      <text:p text:style-name="P104">icons for a relative, for the identification process</text:p>
      <text:p text:style-name="P103">a logo for the app</text:p>
      <text:p text:style-name="P103">a template for the app and for the site</text:p>
      <text:p text:style-name="P103"/>
      <text:p text:style-name="P103"/>
      <text:p text:style-name="P105"><text:tab/><text:span text:style-name="T76">icons: </text:span></text:p>
      <text:p text:style-name="P105"><text:tab/><text:span text:style-name="T56">Events</text:span></text:p>
      <text:list xml:id="list488393121" text:style-name="L1">
        <text:list-item>
          <text:p text:style-name="P147">an event (relative or absolute)</text:p>
        </text:list-item>
        <text:list-item>
          <text:p text:style-name="P147">linked event</text:p>
        </text:list-item>
        <text:list-item>
          <text:p text:style-name="P147">repetitive event</text:p>
        </text:list-item>
        <text:list-item>
          <text:p text:style-name="P147">end of capacity event (the one who is linked to the payment page)</text:p>
        </text:list-item>
        <text:list-item>
          <text:p text:style-name="P148">legal event?</text:p>
        </text:list-item>
        <text:list-item>
          <text:p text:style-name="P148">Token of event</text:p>
          <text:p text:style-name="P151"><text:soft-page-break/></text:p>
        </text:list-item>
      </text:list>
      <text:p text:style-name="P106"><text:tab/><text:span text:style-name="T56">Data</text:span></text:p>
      <text:list xml:id="list3261634847" text:style-name="L2">
        <text:list-item>
          <text:p text:style-name="P149">(video, image, text, sound)</text:p>
        </text:list-item>
        <text:list-item>
          <text:p text:style-name="P149">add from … (this ones are standard ones)</text:p>
        </text:list-item>
        <text:list-item>
          <text:p text:style-name="P149">download data</text:p>
        </text:list-item>
        <text:list-item>
          <text:p text:style-name="P149">pay/ add money to the (purse/ wallet) <text:span text:style-name="T73">(the buy icon)</text:span></text:p>
        </text:list-item>
      </text:list>
      <text:p text:style-name="P106"/>
      <text:p text:style-name="P106"><text:tab/><text:span text:style-name="T56">Asset</text:span></text:p>
      <text:list xml:id="list4006032246" text:style-name="L3">
        <text:list-item>
          <text:p text:style-name="P150">received/created/new</text:p>
        </text:list-item>
        <text:list-item>
          <text:p text:style-name="P150">locked</text:p>
        </text:list-item>
        <text:list-item>
          <text:p text:style-name="P150">locked and hidden</text:p>
        </text:list-item>
        <text:list-item>
          <text:p text:style-name="P150">unlocked</text:p>
        </text:list-item>
        <text:list-item>
          <text:p text:style-name="P152">create key?</text:p>
        </text:list-item>
        <text:list-item>
          <text:p text:style-name="P152">Add via mail, private file, Q<text:span text:style-name="T74">R c</text:span>ode, key code</text:p>
        </text:list-item>
        <text:list-item>
          <text:p text:style-name="P152">download as .exe</text:p>
        </text:list-item>
        <text:list-item>
          <text:p text:style-name="P152">add file</text:p>
        </text:list-item>
      </text:list>
      <text:p text:style-name="P107"/>
      <text:p text:style-name="P107"/>
      <text:p text:style-name="P107"><text:tab/><text:span text:style-name="T56">Relative</text:span></text:p>
      <text:list xml:id="list2706843714" text:style-name="L4">
        <text:list-item>
          <text:p text:style-name="P153">empty icon</text:p>
        </text:list-item>
        <text:list-item>
          <text:p text:style-name="P153">new</text:p>
        </text:list-item>
        <text:list-item>
          <text:p text:style-name="P153">add from (standard)</text:p>
        </text:list-item>
      </text:list>
      <text:p text:style-name="P106"/>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language="none" fo:country="none" fo:font-weight="bold" style:language-asian="none" style:country-asian="none" style:font-weight-asian="bold" style:font-size-complex="10pt" fo:hyphenate="false" fo:hyphenation-remain-char-count="2" fo:hyphenation-push-char-count="2"/>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1:37:26.321033019</meta:creation-date>
    <meta:generator>LibreOffice/6.0.3.2$Linux_X86_64 LibreOffice_project/00m0$Build-2</meta:generator>
    <dc:date>2018-08-24T11:45:59.580834236</dc:date>
    <meta:editing-duration>P2DT2H16M45S</meta:editing-duration>
    <meta:editing-cycles>152</meta:editing-cycles>
    <meta:document-statistic meta:table-count="0" meta:image-count="0" meta:object-count="0" meta:page-count="14" meta:paragraph-count="285" meta:word-count="4940" meta:character-count="27509" meta:non-whitespace-character-count="22742"/>
  </office:meta>
</office:document-meta>
</file>